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2071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3"/>
    <style:style style:name="ce3" style:family="table-cell" style:parent-style-name="Default" style:data-style-name="N125"/>
    <style:style style:name="ce4" style:family="table-cell" style:parent-style-name="Default" style:data-style-name="N128"/>
    <style:style style:name="ce5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127"/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F" table:style-name="ta1">
        <table:shapes>
          <draw:frame draw:z-index="0" draw:style-name="gr1" draw:text-style-name="P1" svg:width="8.9539in" svg:height="6.4732in" svg:x="8.2705in" svg:y="1.8913in">
            <draw:object draw:notify-on-update-of-ranges="LiF.A2:LiF.A150 LiF.H2:LiF.H1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ngle_Detector</text:p>
          </table:table-cell>
          <table:table-cell office:value-type="string" calcext:value-type="string">
            <text:p>Angle_Sample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/Second</text:p>
          </table:table-cell>
          <table:table-cell table:number-columns-repeated="2"/>
          <table:table-cell office:value-type="string" calcext:value-type="string">
            <text:p>V (Source)</text:p>
          </table:table-cell>
          <table:table-cell office:value-type="float" office:value="20.07" calcext:value-type="float">
            <text:p>20.07</text:p>
          </table:table-cell>
          <table:table-cell office:value-type="string" calcext:value-type="string">
            <text:p>k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]/2" office:value-type="float" office:value="1.5" calcext:value-type="float">
            <text:p>1.5</text:p>
          </table:table-cell>
          <table:table-cell office:value-type="float" office:value="203" calcext:value-type="float">
            <text:p>203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AVERAGE([.C2:.E2])" office:value-type="float" office:value="214.333333333333" calcext:value-type="float">
            <text:p>214.3333333333</text:p>
          </table:table-cell>
          <table:table-cell table:formula="of:=10" office:value-type="float" office:value="10" calcext:value-type="float">
            <text:p>10</text:p>
          </table:table-cell>
          <table:table-cell table:formula="of:=[.F2]/[.G2]" office:value-type="float" office:value="21.4333333333333" calcext:value-type="float">
            <text:p>21.4333333333</text:p>
          </table:table-cell>
          <table:table-cell table:number-columns-repeated="2"/>
          <table:table-cell office:value-type="string" calcext:value-type="string">
            <text:p>I (Source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croamp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]/2" office:value-type="float" office:value="2.5" calcext:value-type="float">
            <text:p>2.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formula="of:=AVERAGE([.C3:.E3])" office:value-type="float" office:value="43.3333333333333" calcext:value-type="float">
            <text:p>43.3333333333</text:p>
          </table:table-cell>
          <table:table-cell table:formula="of:=[.G2]" office:value-type="float" office:value="10" calcext:value-type="float">
            <text:p>10</text:p>
          </table:table-cell>
          <table:table-cell table:formula="of:=[.F3]/[.G3]" office:value-type="float" office:value="4.33333333333333" calcext:value-type="float">
            <text:p>4.3333333333</text:p>
          </table:table-cell>
          <table:table-cell table:number-columns-repeated="2"/>
          <table:table-cell office:value-type="string" calcext:value-type="string">
            <text:p>Disc. Course Gain</text:p>
          </table:table-cell>
          <table:table-cell table:style-name="ce2" table:formula="of:=1/16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/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AVERAGE([.C4:.E4])" office:value-type="float" office:value="29.6666666666667" calcext:value-type="float">
            <text:p>29.6666666667</text:p>
          </table:table-cell>
          <table:table-cell table:formula="of:=[.G3]" office:value-type="float" office:value="10" calcext:value-type="float">
            <text:p>10</text:p>
          </table:table-cell>
          <table:table-cell table:formula="of:=[.F4]/[.G4]" office:value-type="float" office:value="2.96666666666667" calcext:value-type="float">
            <text:p>2.9666666667</text:p>
          </table:table-cell>
          <table:table-cell table:number-columns-repeated="2"/>
          <table:table-cell office:value-type="string" calcext:value-type="string">
            <text:p>V (Detector)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A5]/2" office:value-type="float" office:value="6.25" calcext:value-type="float">
            <text:p>6.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AVERAGE([.C5:.E5])" office:value-type="float" office:value="33" calcext:value-type="float">
            <text:p>33</text:p>
          </table:table-cell>
          <table:table-cell table:formula="of:=[.G4]" office:value-type="float" office:value="10" calcext:value-type="float">
            <text:p>10</text:p>
          </table:table-cell>
          <table:table-cell table:formula="of:=[.F5]/[.G5]" office:value-type="float" office:value="3.3" calcext:value-type="float">
            <text:p>3.3</text:p>
          </table:table-cell>
          <table:table-cell table:number-columns-repeated="2"/>
          <table:table-cell office:value-type="string" calcext:value-type="string">
            <text:p>Disc. Fine G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]/2" office:value-type="float" office:value="7.5" calcext:value-type="float">
            <text:p>7.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AVERAGE([.C6:.E6])" office:value-type="float" office:value="39.6666666666667" calcext:value-type="float">
            <text:p>39.6666666667</text:p>
          </table:table-cell>
          <table:table-cell table:formula="of:=[.G5]" office:value-type="float" office:value="10" calcext:value-type="float">
            <text:p>10</text:p>
          </table:table-cell>
          <table:table-cell table:formula="of:=[.F6]/[.G6]" office:value-type="float" office:value="3.96666666666667" calcext:value-type="float">
            <text:p>3.9666666667</text:p>
          </table:table-cell>
          <table:table-cell table:number-columns-repeated="5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A7]/2" office:value-type="float" office:value="8.75" calcext:value-type="float">
            <text:p>8.75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AVERAGE([.C7:.E7])" office:value-type="float" office:value="138" calcext:value-type="float">
            <text:p>138</text:p>
          </table:table-cell>
          <table:table-cell table:formula="of:=[.G6]" office:value-type="float" office:value="10" calcext:value-type="float">
            <text:p>10</text:p>
          </table:table-cell>
          <table:table-cell table:formula="of:=[.F7]/[.G7]"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8]/2"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float" office:value="731" calcext:value-type="float">
            <text:p>731</text:p>
          </table:table-cell>
          <table:table-cell office:value-type="float" office:value="693" calcext:value-type="float">
            <text:p>693</text:p>
          </table:table-cell>
          <table:table-cell table:formula="of:=AVERAGE([.C8:.E8])" office:value-type="float" office:value="723.666666666667" calcext:value-type="float">
            <text:p>723.6666666667</text:p>
          </table:table-cell>
          <table:table-cell table:formula="of:=[.G7]" office:value-type="float" office:value="10" calcext:value-type="float">
            <text:p>10</text:p>
          </table:table-cell>
          <table:table-cell table:formula="of:=[.F8]/[.G8]" office:value-type="float" office:value="72.3666666666667" calcext:value-type="float">
            <text:p>72.3666666667</text:p>
          </table:table-cell>
          <table:table-cell table:number-columns-repeated="5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A9]/2" office:value-type="float" office:value="11.25" calcext:value-type="float">
            <text:p>11.25</text:p>
          </table:table-cell>
          <table:table-cell office:value-type="float" office:value="984" calcext:value-type="float">
            <text:p>984</text:p>
          </table:table-cell>
          <table:table-cell office:value-type="float" office:value="1029" calcext:value-type="float">
            <text:p>1029</text:p>
          </table:table-cell>
          <table:table-cell office:value-type="float" office:value="1012" calcext:value-type="float">
            <text:p>1012</text:p>
          </table:table-cell>
          <table:table-cell table:formula="of:=AVERAGE([.C9:.E9])" office:value-type="float" office:value="1008.33333333333" calcext:value-type="float">
            <text:p>1008.3333333333</text:p>
          </table:table-cell>
          <table:table-cell table:formula="of:=[.G8]" office:value-type="float" office:value="10" calcext:value-type="float">
            <text:p>10</text:p>
          </table:table-cell>
          <table:table-cell table:formula="of:=[.F9]/[.G9]" office:value-type="float" office:value="100.833333333333" calcext:value-type="float">
            <text:p>100.833333333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/2" office:value-type="float" office:value="12.5" calcext:value-type="float">
            <text:p>12.5</text:p>
          </table:table-cell>
          <table:table-cell office:value-type="float" office:value="1167" calcext:value-type="float">
            <text:p>1167</text:p>
          </table:table-cell>
          <table:table-cell office:value-type="float" office:value="1172" calcext:value-type="float">
            <text:p>1172</text:p>
          </table:table-cell>
          <table:table-cell office:value-type="float" office:value="1237" calcext:value-type="float">
            <text:p>1237</text:p>
          </table:table-cell>
          <table:table-cell table:formula="of:=AVERAGE([.C10:.E10])" office:value-type="float" office:value="1192" calcext:value-type="float">
            <text:p>1192</text:p>
          </table:table-cell>
          <table:table-cell table:formula="of:=[.G9]" office:value-type="float" office:value="10" calcext:value-type="float">
            <text:p>10</text:p>
          </table:table-cell>
          <table:table-cell table:formula="of:=[.F10]/[.G10]" office:value-type="float" office:value="119.2" calcext:value-type="float">
            <text:p>119.2</text:p>
          </table:table-cell>
          <table:table-cell table:number-columns-repeated="5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A11]/2" office:value-type="float" office:value="13.75" calcext:value-type="float">
            <text:p>13.75</text:p>
          </table:table-cell>
          <table:table-cell office:value-type="float" office:value="1114" calcext:value-type="float">
            <text:p>1114</text:p>
          </table:table-cell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table:formula="of:=AVERAGE([.C11:.E11])" office:value-type="float" office:value="1117.66666666667" calcext:value-type="float">
            <text:p>1117.6666666667</text:p>
          </table:table-cell>
          <table:table-cell table:formula="of:=[.G10]" office:value-type="float" office:value="10" calcext:value-type="float">
            <text:p>10</text:p>
          </table:table-cell>
          <table:table-cell table:formula="of:=[.F11]/[.G11]" office:value-type="float" office:value="111.766666666667" calcext:value-type="float">
            <text:p>111.766666666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2]/2"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float" office:value="1078" calcext:value-type="float">
            <text:p>1078</text:p>
          </table:table-cell>
          <table:table-cell office:value-type="float" office:value="1123" calcext:value-type="float">
            <text:p>1123</text:p>
          </table:table-cell>
          <table:table-cell table:formula="of:=AVERAGE([.C12:.E12])" office:value-type="float" office:value="1112" calcext:value-type="float">
            <text:p>1112</text:p>
          </table:table-cell>
          <table:table-cell table:formula="of:=[.G11]" office:value-type="float" office:value="10" calcext:value-type="float">
            <text:p>10</text:p>
          </table:table-cell>
          <table:table-cell table:formula="of:=[.F12]/[.G12]" office:value-type="float" office:value="111.2" calcext:value-type="float">
            <text:p>111.2</text:p>
          </table:table-cell>
          <table:table-cell table:number-columns-repeated="5"/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A13]/2" office:value-type="float" office:value="16.25" calcext:value-type="float">
            <text:p>16.25</text:p>
          </table:table-cell>
          <table:table-cell office:value-type="float" office:value="1066" calcext:value-type="float">
            <text:p>1066</text:p>
          </table:table-cell>
          <table:table-cell office:value-type="float" office:value="1115" calcext:value-type="float">
            <text:p>1115</text:p>
          </table:table-cell>
          <table:table-cell office:value-type="float" office:value="1095" calcext:value-type="float">
            <text:p>1095</text:p>
          </table:table-cell>
          <table:table-cell table:formula="of:=AVERAGE([.C13:.E13])" office:value-type="float" office:value="1092" calcext:value-type="float">
            <text:p>1092</text:p>
          </table:table-cell>
          <table:table-cell table:formula="of:=[.G12]" office:value-type="float" office:value="10" calcext:value-type="float">
            <text:p>10</text:p>
          </table:table-cell>
          <table:table-cell table:formula="of:=[.F13]/[.G13]" office:value-type="float" office:value="109.2" calcext:value-type="float">
            <text:p>109.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4]/2" office:value-type="float" office:value="17.5" calcext:value-type="float">
            <text:p>17.5</text:p>
          </table:table-cell>
          <table:table-cell office:value-type="float" office:value="953" calcext:value-type="float">
            <text:p>953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table:formula="of:=AVERAGE([.C14:.E14])" office:value-type="float" office:value="943.333333333333" calcext:value-type="float">
            <text:p>943.3333333333</text:p>
          </table:table-cell>
          <table:table-cell table:formula="of:=[.G13]" office:value-type="float" office:value="10" calcext:value-type="float">
            <text:p>10</text:p>
          </table:table-cell>
          <table:table-cell table:formula="of:=[.F14]/[.G14]" office:value-type="float" office:value="94.3333333333333" calcext:value-type="float">
            <text:p>94.333333333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15]/2" office:value-type="float" office:value="18.5" calcext:value-type="float">
            <text:p>18.5</text:p>
          </table:table-cell>
          <table:table-cell office:value-type="float" office:value="816" calcext:value-type="float">
            <text:p>816</text:p>
          </table:table-cell>
          <table:table-cell office:value-type="float" office:value="814" calcext:value-type="float">
            <text:p>814</text:p>
          </table:table-cell>
          <table:table-cell office:value-type="float" office:value="868" calcext:value-type="float">
            <text:p>868</text:p>
          </table:table-cell>
          <table:table-cell table:formula="of:=AVERAGE([.C15:.E15])" office:value-type="float" office:value="832.666666666667" calcext:value-type="float">
            <text:p>832.6666666667</text:p>
          </table:table-cell>
          <table:table-cell table:formula="of:=[.G14]" office:value-type="float" office:value="10" calcext:value-type="float">
            <text:p>10</text:p>
          </table:table-cell>
          <table:table-cell table:formula="of:=[.F15]/[.G15]" office:value-type="float" office:value="83.2666666666667" calcext:value-type="float">
            <text:p>83.2666666667</text:p>
          </table:table-cell>
          <table:table-cell table:number-columns-repeated="5"/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A16]/2" office:value-type="float" office:value="18.75" calcext:value-type="float">
            <text:p>18.75</text:p>
          </table:table-cell>
          <table:table-cell office:value-type="float" office:value="866" calcext:value-type="float">
            <text:p>866</text:p>
          </table:table-cell>
          <table:table-cell office:value-type="float" office:value="897" calcext:value-type="float">
            <text:p>897</text:p>
          </table:table-cell>
          <table:table-cell office:value-type="float" office:value="957" calcext:value-type="float">
            <text:p>957</text:p>
          </table:table-cell>
          <table:table-cell table:formula="of:=AVERAGE([.C16:.E16])" office:value-type="float" office:value="906.666666666667" calcext:value-type="float">
            <text:p>906.6666666667</text:p>
          </table:table-cell>
          <table:table-cell table:formula="of:=[.G15]" office:value-type="float" office:value="10" calcext:value-type="float">
            <text:p>10</text:p>
          </table:table-cell>
          <table:table-cell table:formula="of:=[.F16]/[.G16]" office:value-type="float" office:value="90.6666666666667" calcext:value-type="float">
            <text:p>90.666666666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17]/2" office:value-type="float" office:value="19" calcext:value-type="float">
            <text:p>19</text:p>
          </table:table-cell>
          <table:table-cell office:value-type="float" office:value="905" calcext:value-type="float">
            <text:p>905</text:p>
          </table:table-cell>
          <table:table-cell office:value-type="float" office:value="935" calcext:value-type="float">
            <text:p>935</text:p>
          </table:table-cell>
          <table:table-cell office:value-type="float" office:value="878" calcext:value-type="float">
            <text:p>878</text:p>
          </table:table-cell>
          <table:table-cell table:formula="of:=AVERAGE([.C17:.E17])" office:value-type="float" office:value="906" calcext:value-type="float">
            <text:p>906</text:p>
          </table:table-cell>
          <table:table-cell table:formula="of:=[.G16]" office:value-type="float" office:value="10" calcext:value-type="float">
            <text:p>10</text:p>
          </table:table-cell>
          <table:table-cell table:formula="of:=[.F17]/[.G17]" office:value-type="float" office:value="90.6" calcext:value-type="float">
            <text:p>90.6</text:p>
          </table:table-cell>
          <table:table-cell table:number-columns-repeated="5"/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A18]/2" office:value-type="float" office:value="19.25" calcext:value-type="float">
            <text:p>19.25</text:p>
          </table:table-cell>
          <table:table-cell office:value-type="float" office:value="1052" calcext:value-type="float">
            <text:p>1052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table:formula="of:=AVERAGE([.C18:.E18])" office:value-type="float" office:value="1027" calcext:value-type="float">
            <text:p>1027</text:p>
          </table:table-cell>
          <table:table-cell table:formula="of:=[.G17]" office:value-type="float" office:value="10" calcext:value-type="float">
            <text:p>10</text:p>
          </table:table-cell>
          <table:table-cell table:formula="of:=[.F18]/[.G18]" office:value-type="float" office:value="102.7" calcext:value-type="float">
            <text:p>102.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19]/2" office:value-type="float" office:value="19.5" calcext:value-type="float">
            <text:p>19.5</text:p>
          </table:table-cell>
          <table:table-cell office:value-type="float" office:value="1948" calcext:value-type="float">
            <text:p>1948</text:p>
          </table:table-cell>
          <table:table-cell office:value-type="float" office:value="1964" calcext:value-type="float">
            <text:p>1964</text:p>
          </table:table-cell>
          <table:table-cell office:value-type="float" office:value="1914" calcext:value-type="float">
            <text:p>1914</text:p>
          </table:table-cell>
          <table:table-cell table:formula="of:=AVERAGE([.C19:.E19])" office:value-type="float" office:value="1942" calcext:value-type="float">
            <text:p>1942</text:p>
          </table:table-cell>
          <table:table-cell table:formula="of:=[.G18]" office:value-type="float" office:value="10" calcext:value-type="float">
            <text:p>10</text:p>
          </table:table-cell>
          <table:table-cell table:formula="of:=[.F19]/[.G19]" office:value-type="float" office:value="194.2" calcext:value-type="float">
            <text:p>194.2</text:p>
          </table:table-cell>
          <table:table-cell table:number-columns-repeated="5"/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A20]/2" office:value-type="float" office:value="19.75" calcext:value-type="float">
            <text:p>19.75</text:p>
          </table:table-cell>
          <table:table-cell office:value-type="float" office:value="2650" calcext:value-type="float">
            <text:p>2650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table:formula="of:=AVERAGE([.C20:.E20])" office:value-type="float" office:value="2666" calcext:value-type="float">
            <text:p>2666</text:p>
          </table:table-cell>
          <table:table-cell table:formula="of:=[.G19]" office:value-type="float" office:value="10" calcext:value-type="float">
            <text:p>10</text:p>
          </table:table-cell>
          <table:table-cell table:formula="of:=[.F20]/[.G20]" office:value-type="float" office:value="266.6" calcext:value-type="float">
            <text:p>266.6</text:p>
          </table:table-cell>
          <table:table-cell table:number-columns-repeated="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A21]/2" office:value-type="float" office:value="20" calcext:value-type="float">
            <text:p>20</text:p>
          </table:table-cell>
          <table:table-cell table:style-name="ce1" office:value-type="float" office:value="2922" calcext:value-type="float">
            <text:p>2922</text:p>
          </table:table-cell>
          <table:table-cell table:style-name="ce1" office:value-type="float" office:value="2934" calcext:value-type="float">
            <text:p>2934</text:p>
          </table:table-cell>
          <table:table-cell table:style-name="ce1" office:value-type="float" office:value="2875" calcext:value-type="float">
            <text:p>2875</text:p>
          </table:table-cell>
          <table:table-cell table:style-name="ce1" table:formula="of:=AVERAGE([.C21:.E21])" office:value-type="float" office:value="2910.33333333333" calcext:value-type="float">
            <text:p>2910.3333333333</text:p>
          </table:table-cell>
          <table:table-cell table:style-name="ce1" table:formula="of:=[.G20]" office:value-type="float" office:value="10" calcext:value-type="float">
            <text:p>10</text:p>
          </table:table-cell>
          <table:table-cell table:style-name="ce1" table:formula="of:=[.F21]/[.G21]" office:value-type="float" office:value="291.033333333333" calcext:value-type="float">
            <text:p>291.0333333333</text:p>
          </table:table-cell>
          <table:table-cell table:number-columns-repeated="5"/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A22]/2" office:value-type="float" office:value="20.25" calcext:value-type="float">
            <text:p>20.25</text:p>
          </table:table-cell>
          <table:table-cell office:value-type="float" office:value="2931" calcext:value-type="float">
            <text:p>2931</text:p>
          </table:table-cell>
          <table:table-cell office:value-type="float" office:value="2959" calcext:value-type="float">
            <text:p>2959</text:p>
          </table:table-cell>
          <table:table-cell office:value-type="float" office:value="2963" calcext:value-type="float">
            <text:p>2963</text:p>
          </table:table-cell>
          <table:table-cell table:formula="of:=AVERAGE([.C22:.E22])" office:value-type="float" office:value="2951" calcext:value-type="float">
            <text:p>2951</text:p>
          </table:table-cell>
          <table:table-cell table:formula="of:=[.G21]" office:value-type="float" office:value="10" calcext:value-type="float">
            <text:p>10</text:p>
          </table:table-cell>
          <table:table-cell table:formula="of:=[.F22]/[.G22]" office:value-type="float" office:value="295.1" calcext:value-type="float">
            <text:p>295.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23]/2" office:value-type="float" office:value="20.5" calcext:value-type="float">
            <text:p>20.5</text:p>
          </table:table-cell>
          <table:table-cell office:value-type="float" office:value="1993" calcext:value-type="float">
            <text:p>1993</text:p>
          </table:table-cell>
          <table:table-cell office:value-type="float" office:value="1897" calcext:value-type="float">
            <text:p>1897</text:p>
          </table:table-cell>
          <table:table-cell office:value-type="float" office:value="1945" calcext:value-type="float">
            <text:p>1945</text:p>
          </table:table-cell>
          <table:table-cell table:formula="of:=AVERAGE([.C23:.E23])" office:value-type="float" office:value="1945" calcext:value-type="float">
            <text:p>1945</text:p>
          </table:table-cell>
          <table:table-cell table:formula="of:=[.G22]" office:value-type="float" office:value="10" calcext:value-type="float">
            <text:p>10</text:p>
          </table:table-cell>
          <table:table-cell table:formula="of:=[.F23]/[.G23]" office:value-type="float" office:value="194.5" calcext:value-type="float">
            <text:p>194.5</text:p>
          </table:table-cell>
          <table:table-cell table:number-columns-repeated="5"/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A24]/2" office:value-type="float" office:value="20.75" calcext:value-type="float">
            <text:p>20.75</text:p>
          </table:table-cell>
          <table:table-cell office:value-type="float" office:value="1156" calcext:value-type="float">
            <text:p>1156</text:p>
          </table:table-cell>
          <table:table-cell office:value-type="float" office:value="1210" calcext:value-type="float">
            <text:p>1210</text:p>
          </table:table-cell>
          <table:table-cell office:value-type="float" office:value="1229" calcext:value-type="float">
            <text:p>1229</text:p>
          </table:table-cell>
          <table:table-cell table:formula="of:=AVERAGE([.C24:.E24])" office:value-type="float" office:value="1198.33333333333" calcext:value-type="float">
            <text:p>1198.3333333333</text:p>
          </table:table-cell>
          <table:table-cell table:formula="of:=[.G23]" office:value-type="float" office:value="10" calcext:value-type="float">
            <text:p>10</text:p>
          </table:table-cell>
          <table:table-cell table:formula="of:=[.F24]/[.G24]" office:value-type="float" office:value="119.833333333333" calcext:value-type="float">
            <text:p>119.833333333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25]/2" office:value-type="float" office:value="21" calcext:value-type="float">
            <text:p>21</text:p>
          </table:table-cell>
          <table:table-cell office:value-type="float" office:value="1057" calcext:value-type="float">
            <text:p>1057</text:p>
          </table:table-cell>
          <table:table-cell office:value-type="float" office:value="1055" calcext:value-type="float">
            <text:p>1055</text:p>
          </table:table-cell>
          <table:table-cell office:value-type="float" office:value="986" calcext:value-type="float">
            <text:p>986</text:p>
          </table:table-cell>
          <table:table-cell table:formula="of:=AVERAGE([.C25:.E25])" office:value-type="float" office:value="1032.66666666667" calcext:value-type="float">
            <text:p>1032.6666666667</text:p>
          </table:table-cell>
          <table:table-cell table:formula="of:=[.G24]" office:value-type="float" office:value="10" calcext:value-type="float">
            <text:p>10</text:p>
          </table:table-cell>
          <table:table-cell table:formula="of:=[.F25]/[.G25]" office:value-type="float" office:value="103.266666666667" calcext:value-type="float">
            <text:p>103.2666666667</text:p>
          </table:table-cell>
          <table:table-cell table:number-columns-repeated="5"/>
        </table:table-row>
        <table:table-row table:style-name="ro1">
          <table:table-cell table:style-name="ce1" office:value-type="float" office:value="42.5" calcext:value-type="float">
            <text:p>42.5</text:p>
          </table:table-cell>
          <table:table-cell table:style-name="ce1" table:formula="of:=[.A26]/2" office:value-type="float" office:value="21.25" calcext:value-type="float">
            <text:p>21.25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table:formula="of:=AVERAGE([.C26:.E26])" office:value-type="float" office:value="1246.66666666667" calcext:value-type="float">
            <text:p>1246.6666666667</text:p>
          </table:table-cell>
          <table:table-cell table:style-name="ce1" table:formula="of:=[.G25]" office:value-type="float" office:value="10" calcext:value-type="float">
            <text:p>10</text:p>
          </table:table-cell>
          <table:table-cell table:style-name="ce1" table:formula="of:=[.F26]/[.G26]" office:value-type="float" office:value="124.666666666667" calcext:value-type="float">
            <text:p>124.6666666667</text:p>
          </table:table-cell>
          <table:table-cell table:number-columns-repeated="5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A27]/2" office:value-type="float" office:value="21.25" calcext:value-type="float">
            <text:p>21.25</text:p>
          </table:table-cell>
          <table:table-cell office:value-type="float" office:value="1260" calcext:value-type="float">
            <text:p>1260</text:p>
          </table:table-cell>
          <table:table-cell office:value-type="float" office:value="1245" calcext:value-type="float">
            <text:p>1245</text:p>
          </table:table-cell>
          <table:table-cell office:value-type="float" office:value="1275" calcext:value-type="float">
            <text:p>1275</text:p>
          </table:table-cell>
          <table:table-cell table:formula="of:=AVERAGE([.C27:.E27])" office:value-type="float" office:value="1260" calcext:value-type="float">
            <text:p>1260</text:p>
          </table:table-cell>
          <table:table-cell table:formula="of:=[.G26]" office:value-type="float" office:value="10" calcext:value-type="float">
            <text:p>10</text:p>
          </table:table-cell>
          <table:table-cell table:formula="of:=[.F27]/[.G27]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28]/2" office:value-type="float" office:value="21.5" calcext:value-type="float">
            <text:p>21.5</text:p>
          </table:table-cell>
          <table:table-cell office:value-type="float" office:value="1834" calcext:value-type="float">
            <text:p>1834</text:p>
          </table:table-cell>
          <table:table-cell office:value-type="float" office:value="1900" calcext:value-type="float">
            <text:p>1900</text:p>
          </table:table-cell>
          <table:table-cell office:value-type="float" office:value="1937" calcext:value-type="float">
            <text:p>1937</text:p>
          </table:table-cell>
          <table:table-cell table:formula="of:=AVERAGE([.C28:.E28])" office:value-type="float" office:value="1890.33333333333" calcext:value-type="float">
            <text:p>1890.3333333333</text:p>
          </table:table-cell>
          <table:table-cell table:formula="of:=[.G27]" office:value-type="float" office:value="10" calcext:value-type="float">
            <text:p>10</text:p>
          </table:table-cell>
          <table:table-cell table:formula="of:=[.F28]/[.G28]" office:value-type="float" office:value="189.033333333333" calcext:value-type="float">
            <text:p>189.0333333333</text:p>
          </table:table-cell>
          <table:table-cell table:number-columns-repeated="5"/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[.A29]/2" office:value-type="float" office:value="21.75" calcext:value-type="float">
            <text:p>21.75</text:p>
          </table:table-cell>
          <table:table-cell office:value-type="float" office:value="3173" calcext:value-type="float">
            <text:p>3173</text:p>
          </table:table-cell>
          <table:table-cell office:value-type="float" office:value="3075" calcext:value-type="float">
            <text:p>3075</text:p>
          </table:table-cell>
          <table:table-cell office:value-type="float" office:value="3129" calcext:value-type="float">
            <text:p>3129</text:p>
          </table:table-cell>
          <table:table-cell table:formula="of:=AVERAGE([.C29:.E29])" office:value-type="float" office:value="3125.66666666667" calcext:value-type="float">
            <text:p>3125.6666666667</text:p>
          </table:table-cell>
          <table:table-cell table:formula="of:=[.G28]" office:value-type="float" office:value="10" calcext:value-type="float">
            <text:p>10</text:p>
          </table:table-cell>
          <table:table-cell table:formula="of:=[.F29]/[.G29]" office:value-type="float" office:value="312.566666666667" calcext:value-type="float">
            <text:p>312.56666666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0]/2" office:value-type="float" office:value="22" calcext:value-type="float">
            <text:p>22</text:p>
          </table:table-cell>
          <table:table-cell office:value-type="float" office:value="7596" calcext:value-type="float">
            <text:p>7596</text:p>
          </table:table-cell>
          <table:table-cell office:value-type="float" office:value="7667" calcext:value-type="float">
            <text:p>7667</text:p>
          </table:table-cell>
          <table:table-cell office:value-type="float" office:value="7652" calcext:value-type="float">
            <text:p>7652</text:p>
          </table:table-cell>
          <table:table-cell table:formula="of:=AVERAGE([.C30:.E30])" office:value-type="float" office:value="7638.33333333333" calcext:value-type="float">
            <text:p>7638.3333333333</text:p>
          </table:table-cell>
          <table:table-cell table:formula="of:=[.G29]" office:value-type="float" office:value="10" calcext:value-type="float">
            <text:p>10</text:p>
          </table:table-cell>
          <table:table-cell table:formula="of:=[.F30]/[.G30]" office:value-type="float" office:value="763.833333333333" calcext:value-type="float">
            <text:p>763.8333333333</text:p>
          </table:table-cell>
          <table:table-cell table:number-columns-repeated="5"/>
        </table:table-row>
        <table:table-row table:style-name="ro1">
          <table:table-cell office:value-type="float" office:value="44.5" calcext:value-type="float">
            <text:p>44.5</text:p>
          </table:table-cell>
          <table:table-cell table:formula="of:=[.A31]/2" office:value-type="float" office:value="22.25" calcext:value-type="float">
            <text:p>22.25</text:p>
          </table:table-cell>
          <table:table-cell office:value-type="float" office:value="8645" calcext:value-type="float">
            <text:p>8645</text:p>
          </table:table-cell>
          <table:table-cell office:value-type="float" office:value="8572" calcext:value-type="float">
            <text:p>8572</text:p>
          </table:table-cell>
          <table:table-cell office:value-type="float" office:value="8539" calcext:value-type="float">
            <text:p>8539</text:p>
          </table:table-cell>
          <table:table-cell table:formula="of:=AVERAGE([.C31:.E31])" office:value-type="float" office:value="8585.33333333333" calcext:value-type="float">
            <text:p>8585.3333333333</text:p>
          </table:table-cell>
          <table:table-cell table:formula="of:=[.G30]" office:value-type="float" office:value="10" calcext:value-type="float">
            <text:p>10</text:p>
          </table:table-cell>
          <table:table-cell table:formula="of:=[.F31]/[.G31]" office:value-type="float" office:value="858.533333333333" calcext:value-type="float">
            <text:p>858.5333333333</text:p>
          </table:table-cell>
          <table:table-cell table:number-columns-repeated="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A32]/2" office:value-type="float" office:value="22.5" calcext:value-type="float">
            <text:p>22.5</text:p>
          </table:table-cell>
          <table:table-cell table:style-name="ce1" office:value-type="float" office:value="9123" calcext:value-type="float">
            <text:p>9123</text:p>
          </table:table-cell>
          <table:table-cell table:style-name="ce1" office:value-type="float" office:value="8959" calcext:value-type="float">
            <text:p>8959</text:p>
          </table:table-cell>
          <table:table-cell table:style-name="ce1" office:value-type="float" office:value="9101" calcext:value-type="float">
            <text:p>9101</text:p>
          </table:table-cell>
          <table:table-cell table:style-name="ce1" table:formula="of:=AVERAGE([.C32:.E32])" office:value-type="float" office:value="9061" calcext:value-type="float">
            <text:p>9061</text:p>
          </table:table-cell>
          <table:table-cell table:style-name="ce1" table:formula="of:=[.G31]" office:value-type="float" office:value="10" calcext:value-type="float">
            <text:p>10</text:p>
          </table:table-cell>
          <table:table-cell table:style-name="ce1" table:formula="of:=[.F32]/[.G32]" office:value-type="float" office:value="906.1" calcext:value-type="float">
            <text:p>906.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3]/2" office:value-type="float" office:value="22.5" calcext:value-type="float">
            <text:p>22.5</text:p>
          </table:table-cell>
          <table:table-cell office:value-type="float" office:value="8964" calcext:value-type="float">
            <text:p>8964</text:p>
          </table:table-cell>
          <table:table-cell office:value-type="float" office:value="8871" calcext:value-type="float">
            <text:p>8871</text:p>
          </table:table-cell>
          <table:table-cell office:value-type="float" office:value="8951" calcext:value-type="float">
            <text:p>8951</text:p>
          </table:table-cell>
          <table:table-cell table:formula="of:=AVERAGE([.C33:.E33])" office:value-type="float" office:value="8928.66666666667" calcext:value-type="float">
            <text:p>8928.6666666667</text:p>
          </table:table-cell>
          <table:table-cell table:formula="of:=[.G32]" office:value-type="float" office:value="10" calcext:value-type="float">
            <text:p>10</text:p>
          </table:table-cell>
          <table:table-cell table:formula="of:=[.F33]/[.G33]" office:value-type="float" office:value="892.866666666667" calcext:value-type="float">
            <text:p>892.8666666667</text:p>
          </table:table-cell>
          <table:table-cell table:number-columns-repeated="5"/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A34]/2" office:value-type="float" office:value="22.75" calcext:value-type="float">
            <text:p>22.75</text:p>
          </table:table-cell>
          <table:table-cell office:value-type="float" office:value="6601" calcext:value-type="float">
            <text:p>6601</text:p>
          </table:table-cell>
          <table:table-cell office:value-type="float" office:value="6706" calcext:value-type="float">
            <text:p>6706</text:p>
          </table:table-cell>
          <table:table-cell office:value-type="float" office:value="6654" calcext:value-type="float">
            <text:p>6654</text:p>
          </table:table-cell>
          <table:table-cell table:formula="of:=AVERAGE([.C34:.E34])" office:value-type="float" office:value="6653.66666666667" calcext:value-type="float">
            <text:p>6653.6666666667</text:p>
          </table:table-cell>
          <table:table-cell table:formula="of:=[.G33]" office:value-type="float" office:value="10" calcext:value-type="float">
            <text:p>10</text:p>
          </table:table-cell>
          <table:table-cell table:formula="of:=[.F34]/[.G34]" office:value-type="float" office:value="665.366666666667" calcext:value-type="float">
            <text:p>665.36666666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35]/2" office:value-type="float" office:value="23" calcext:value-type="float">
            <text:p>23</text:p>
          </table:table-cell>
          <table:table-cell office:value-type="float" office:value="2173" calcext:value-type="float">
            <text:p>2173</text:p>
          </table:table-cell>
          <table:table-cell office:value-type="float" office:value="2170" calcext:value-type="float">
            <text:p>2170</text:p>
          </table:table-cell>
          <table:table-cell office:value-type="float" office:value="2274" calcext:value-type="float">
            <text:p>2274</text:p>
          </table:table-cell>
          <table:table-cell table:formula="of:=AVERAGE([.C35:.E35])" office:value-type="float" office:value="2205.66666666667" calcext:value-type="float">
            <text:p>2205.6666666667</text:p>
          </table:table-cell>
          <table:table-cell table:formula="of:=[.G34]" office:value-type="float" office:value="10" calcext:value-type="float">
            <text:p>10</text:p>
          </table:table-cell>
          <table:table-cell table:formula="of:=[.F35]/[.G35]" office:value-type="float" office:value="220.566666666667" calcext:value-type="float">
            <text:p>220.5666666667</text:p>
          </table:table-cell>
          <table:table-cell table:number-columns-repeated="5"/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A36]/2" office:value-type="float" office:value="23.25" calcext:value-type="float">
            <text:p>23.25</text:p>
          </table:table-cell>
          <table:table-cell office:value-type="float" office:value="654" calcext:value-type="float">
            <text:p>654</text:p>
          </table:table-cell>
          <table:table-cell office:value-type="float" office:value="641" calcext:value-type="float">
            <text:p>641</text:p>
          </table:table-cell>
          <table:table-cell office:value-type="float" office:value="634" calcext:value-type="float">
            <text:p>634</text:p>
          </table:table-cell>
          <table:table-cell table:formula="of:=AVERAGE([.C36:.E36])" office:value-type="float" office:value="643" calcext:value-type="float">
            <text:p>643</text:p>
          </table:table-cell>
          <table:table-cell table:formula="of:=[.G35]" office:value-type="float" office:value="10" calcext:value-type="float">
            <text:p>10</text:p>
          </table:table-cell>
          <table:table-cell table:formula="of:=[.F36]/[.G36]" office:value-type="float" office:value="64.3" calcext:value-type="float">
            <text:p>64.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7]/2" office:value-type="float" office:value="23.5" calcext:value-type="float">
            <text:p>23.5</text:p>
          </table:table-cell>
          <table:table-cell office:value-type="float" office:value="438" calcext:value-type="float">
            <text:p>438</text:p>
          </table:table-cell>
          <table:table-cell office:value-type="float" office:value="424" calcext:value-type="float">
            <text:p>424</text:p>
          </table:table-cell>
          <table:table-cell office:value-type="float" office:value="464" calcext:value-type="float">
            <text:p>464</text:p>
          </table:table-cell>
          <table:table-cell table:formula="of:=AVERAGE([.C37:.E37])" office:value-type="float" office:value="442" calcext:value-type="float">
            <text:p>442</text:p>
          </table:table-cell>
          <table:table-cell table:formula="of:=[.G36]" office:value-type="float" office:value="10" calcext:value-type="float">
            <text:p>10</text:p>
          </table:table-cell>
          <table:table-cell table:formula="of:=[.F37]/[.G37]" office:value-type="float" office:value="44.2" calcext:value-type="float">
            <text:p>44.2</text:p>
          </table:table-cell>
          <table:table-cell table:number-columns-repeated="5"/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A38]/2" office:value-type="float" office:value="23.75" calcext:value-type="float">
            <text:p>23.75</text:p>
          </table:table-cell>
          <table:table-cell office:value-type="float" office:value="423" calcext:value-type="float">
            <text:p>423</text:p>
          </table:table-cell>
          <table:table-cell office:value-type="float" office:value="450" calcext:value-type="float">
            <text:p>450</text:p>
          </table:table-cell>
          <table:table-cell office:value-type="float" office:value="461" calcext:value-type="float">
            <text:p>461</text:p>
          </table:table-cell>
          <table:table-cell table:formula="of:=AVERAGE([.C38:.E38])" office:value-type="float" office:value="444.666666666667" calcext:value-type="float">
            <text:p>444.6666666667</text:p>
          </table:table-cell>
          <table:table-cell table:formula="of:=[.G37]" office:value-type="float" office:value="10" calcext:value-type="float">
            <text:p>10</text:p>
          </table:table-cell>
          <table:table-cell table:formula="of:=[.F38]/[.G38]" office:value-type="float" office:value="44.4666666666667" calcext:value-type="float">
            <text:p>44.46666666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9]/2"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table:formula="of:=AVERAGE([.C39:.E39])" office:value-type="float" office:value="332.333333333333" calcext:value-type="float">
            <text:p>332.3333333333</text:p>
          </table:table-cell>
          <table:table-cell table:formula="of:=[.G38]" office:value-type="float" office:value="10" calcext:value-type="float">
            <text:p>10</text:p>
          </table:table-cell>
          <table:table-cell table:formula="of:=[.F39]/[.G39]" office:value-type="float" office:value="33.2333333333333" calcext:value-type="float">
            <text:p>33.2333333333</text:p>
          </table:table-cell>
          <table:table-cell table:number-columns-repeated="5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A40]/2" office:value-type="float" office:value="26.25" calcext:value-type="float">
            <text:p>26.25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75" calcext:value-type="float">
            <text:p>275</text:p>
          </table:table-cell>
          <table:table-cell table:formula="of:=AVERAGE([.C40:.E40])" office:value-type="float" office:value="268" calcext:value-type="float">
            <text:p>268</text:p>
          </table:table-cell>
          <table:table-cell table:formula="of:=[.G39]" office:value-type="float" office:value="10" calcext:value-type="float">
            <text:p>10</text:p>
          </table:table-cell>
          <table:table-cell table:formula="of:=[.F40]/[.G40]" office:value-type="float" office:value="26.8" calcext:value-type="float">
            <text:p>26.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1]/2" office:value-type="float" office:value="27.5" calcext:value-type="float">
            <text:p>27.5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table:formula="of:=AVERAGE([.C41:.E41])" office:value-type="float" office:value="207" calcext:value-type="float">
            <text:p>207</text:p>
          </table:table-cell>
          <table:table-cell table:formula="of:=[.G40]" office:value-type="float" office:value="10" calcext:value-type="float">
            <text:p>10</text:p>
          </table:table-cell>
          <table:table-cell table:formula="of:=[.F41]/[.G41]" office:value-type="float" office:value="20.7" calcext:value-type="float">
            <text:p>20.7</text:p>
          </table:table-cell>
          <table:table-cell table:number-columns-repeated="5"/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A42]/2" office:value-type="float" office:value="28.75" calcext:value-type="float">
            <text:p>28.75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64" calcext:value-type="float">
            <text:p>164</text:p>
          </table:table-cell>
          <table:table-cell table:formula="of:=AVERAGE([.C42:.E42])" office:value-type="float" office:value="184.666666666667" calcext:value-type="float">
            <text:p>184.6666666667</text:p>
          </table:table-cell>
          <table:table-cell table:formula="of:=[.G41]" office:value-type="float" office:value="10" calcext:value-type="float">
            <text:p>10</text:p>
          </table:table-cell>
          <table:table-cell table:formula="of:=[.F42]/[.G42]" office:value-type="float" office:value="18.4666666666667" calcext:value-type="float">
            <text:p>18.466666666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43]/2"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table:formula="of:=AVERAGE([.C43:.E43])" office:value-type="float" office:value="163" calcext:value-type="float">
            <text:p>163</text:p>
          </table:table-cell>
          <table:table-cell table:formula="of:=[.G42]" office:value-type="float" office:value="10" calcext:value-type="float">
            <text:p>10</text:p>
          </table:table-cell>
          <table:table-cell table:formula="of:=[.F43]/[.G43]" office:value-type="float" office:value="16.3" calcext:value-type="float">
            <text:p>16.3</text:p>
          </table:table-cell>
          <table:table-cell table:number-columns-repeated="5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A44]/2" office:value-type="float" office:value="31.25" calcext:value-type="float">
            <text:p>31.25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table:formula="of:=AVERAGE([.C44:.E44])" office:value-type="float" office:value="166.666666666667" calcext:value-type="float">
            <text:p>166.6666666667</text:p>
          </table:table-cell>
          <table:table-cell table:formula="of:=[.G43]" office:value-type="float" office:value="10" calcext:value-type="float">
            <text:p>10</text:p>
          </table:table-cell>
          <table:table-cell table:formula="of:=[.F44]/[.G44]" office:value-type="float" office:value="16.6666666666667" calcext:value-type="float">
            <text:p>16.66666666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45]/2" office:value-type="float" office:value="32.5" calcext:value-type="float">
            <text:p>32.5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table:formula="of:=AVERAGE([.C45:.E45])" office:value-type="float" office:value="133.666666666667" calcext:value-type="float">
            <text:p>133.6666666667</text:p>
          </table:table-cell>
          <table:table-cell table:formula="of:=[.G44]" office:value-type="float" office:value="10" calcext:value-type="float">
            <text:p>10</text:p>
          </table:table-cell>
          <table:table-cell table:formula="of:=[.F45]/[.G45]" office:value-type="float" office:value="13.3666666666667" calcext:value-type="float">
            <text:p>13.3666666667</text:p>
          </table:table-cell>
          <table:table-cell table:number-columns-repeated="5"/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A46]/2" office:value-type="float" office:value="33.75" calcext:value-type="float">
            <text:p>33.75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formula="of:=AVERAGE([.C46:.E46])" office:value-type="float" office:value="137.333333333333" calcext:value-type="float">
            <text:p>137.3333333333</text:p>
          </table:table-cell>
          <table:table-cell table:formula="of:=[.G45]" office:value-type="float" office:value="10" calcext:value-type="float">
            <text:p>10</text:p>
          </table:table-cell>
          <table:table-cell table:formula="of:=[.F46]/[.G46]" office:value-type="float" office:value="13.7333333333333" calcext:value-type="float">
            <text:p>13.733333333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7]/2"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table:formula="of:=AVERAGE([.C47:.E47])" office:value-type="float" office:value="133.666666666667" calcext:value-type="float">
            <text:p>133.6666666667</text:p>
          </table:table-cell>
          <table:table-cell table:formula="of:=[.G46]" office:value-type="float" office:value="10" calcext:value-type="float">
            <text:p>10</text:p>
          </table:table-cell>
          <table:table-cell table:formula="of:=[.F47]/[.G47]" office:value-type="float" office:value="13.3666666666667" calcext:value-type="float">
            <text:p>13.3666666667</text:p>
          </table:table-cell>
          <table:table-cell table:number-columns-repeated="5"/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A48]/2" office:value-type="float" office:value="36.25" calcext:value-type="float">
            <text:p>36.25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formula="of:=AVERAGE([.C48:.E48])" office:value-type="float" office:value="121.333333333333" calcext:value-type="float">
            <text:p>121.3333333333</text:p>
          </table:table-cell>
          <table:table-cell table:formula="of:=[.G47]" office:value-type="float" office:value="10" calcext:value-type="float">
            <text:p>10</text:p>
          </table:table-cell>
          <table:table-cell table:formula="of:=[.F48]/[.G48]" office:value-type="float" office:value="12.1333333333333" calcext:value-type="float">
            <text:p>12.133333333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9]/2" office:value-type="float" office:value="37.5" calcext:value-type="float">
            <text:p>37.5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formula="of:=AVERAGE([.C49:.E49])" office:value-type="float" office:value="123.333333333333" calcext:value-type="float">
            <text:p>123.3333333333</text:p>
          </table:table-cell>
          <table:table-cell table:formula="of:=[.G48]" office:value-type="float" office:value="10" calcext:value-type="float">
            <text:p>10</text:p>
          </table:table-cell>
          <table:table-cell table:formula="of:=[.F49]/[.G49]" office:value-type="float" office:value="12.3333333333333" calcext:value-type="float">
            <text:p>12.3333333333</text:p>
          </table:table-cell>
          <table:table-cell table:number-columns-repeated="5"/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A50]/2" office:value-type="float" office:value="38.75" calcext:value-type="float">
            <text:p>38.75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formula="of:=AVERAGE([.C50:.E50])" office:value-type="float" office:value="128.666666666667" calcext:value-type="float">
            <text:p>128.6666666667</text:p>
          </table:table-cell>
          <table:table-cell table:formula="of:=[.G49]" office:value-type="float" office:value="10" calcext:value-type="float">
            <text:p>10</text:p>
          </table:table-cell>
          <table:table-cell table:formula="of:=[.F50]/[.G50]" office:value-type="float" office:value="12.8666666666667" calcext:value-type="float">
            <text:p>12.866666666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51]/2"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table:formula="of:=AVERAGE([.C51:.E51])" office:value-type="float" office:value="118.333333333333" calcext:value-type="float">
            <text:p>118.3333333333</text:p>
          </table:table-cell>
          <table:table-cell table:formula="of:=[.G50]" office:value-type="float" office:value="10" calcext:value-type="float">
            <text:p>10</text:p>
          </table:table-cell>
          <table:table-cell table:formula="of:=[.F51]/[.G51]" office:value-type="float" office:value="11.8333333333333" calcext:value-type="float">
            <text:p>11.8333333333</text:p>
          </table:table-cell>
          <table:table-cell table:number-columns-repeated="5"/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A52]/2" office:value-type="float" office:value="41.25" calcext:value-type="float">
            <text:p>41.25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formula="of:=AVERAGE([.C52:.E52])" office:value-type="float" office:value="109.333333333333" calcext:value-type="float">
            <text:p>109.3333333333</text:p>
          </table:table-cell>
          <table:table-cell table:formula="of:=[.G51]" office:value-type="float" office:value="10" calcext:value-type="float">
            <text:p>10</text:p>
          </table:table-cell>
          <table:table-cell table:formula="of:=[.F52]/[.G52]" office:value-type="float" office:value="10.9333333333333" calcext:value-type="float">
            <text:p>10.933333333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53]/2" office:value-type="float" office:value="41.5" calcext:value-type="float">
            <text:p>41.5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formula="of:=AVERAGE([.C53:.E53])" office:value-type="float" office:value="116" calcext:value-type="float">
            <text:p>116</text:p>
          </table:table-cell>
          <table:table-cell table:formula="of:=[.G52]" office:value-type="float" office:value="10" calcext:value-type="float">
            <text:p>10</text:p>
          </table:table-cell>
          <table:table-cell table:formula="of:=[.F53]/[.G53]" office:value-type="float" office:value="11.6" calcext:value-type="float">
            <text:p>11.6</text:p>
          </table:table-cell>
          <table:table-cell table:number-columns-repeated="5"/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[.A54]/2" office:value-type="float" office:value="41.75" calcext:value-type="float">
            <text:p>41.75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formula="of:=AVERAGE([.C54:.E54])" office:value-type="float" office:value="116.333333333333" calcext:value-type="float">
            <text:p>116.3333333333</text:p>
          </table:table-cell>
          <table:table-cell table:formula="of:=[.G53]" office:value-type="float" office:value="10" calcext:value-type="float">
            <text:p>10</text:p>
          </table:table-cell>
          <table:table-cell table:formula="of:=[.F54]/[.G54]" office:value-type="float" office:value="11.6333333333333" calcext:value-type="float">
            <text:p>11.63333333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55]/2"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AVERAGE([.C55:.E55])" office:value-type="float" office:value="104.666666666667" calcext:value-type="float">
            <text:p>104.6666666667</text:p>
          </table:table-cell>
          <table:table-cell table:formula="of:=[.G54]" office:value-type="float" office:value="10" calcext:value-type="float">
            <text:p>10</text:p>
          </table:table-cell>
          <table:table-cell table:formula="of:=[.F55]/[.G55]" office:value-type="float" office:value="10.4666666666667" calcext:value-type="float">
            <text:p>10.4666666667</text:p>
          </table:table-cell>
          <table:table-cell table:number-columns-repeated="5"/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A56]/2" office:value-type="float" office:value="42.25" calcext:value-type="float">
            <text:p>42.25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table:formula="of:=AVERAGE([.C56:.E56])" office:value-type="float" office:value="107.666666666667" calcext:value-type="float">
            <text:p>107.6666666667</text:p>
          </table:table-cell>
          <table:table-cell table:formula="of:=[.G55]" office:value-type="float" office:value="10" calcext:value-type="float">
            <text:p>10</text:p>
          </table:table-cell>
          <table:table-cell table:formula="of:=[.F56]/[.G56]" office:value-type="float" office:value="10.7666666666667" calcext:value-type="float">
            <text:p>10.766666666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57]/2" office:value-type="float" office:value="42.5" calcext:value-type="float">
            <text:p>42.5</text:p>
          </table:table-cell>
          <table:table-cell office:value-type="float" office:value="157" calcext:value-type="float">
            <text:p>157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table:formula="of:=AVERAGE([.C57:.E57])" office:value-type="float" office:value="144" calcext:value-type="float">
            <text:p>144</text:p>
          </table:table-cell>
          <table:table-cell table:formula="of:=[.G56]" office:value-type="float" office:value="10" calcext:value-type="float">
            <text:p>10</text:p>
          </table:table-cell>
          <table:table-cell table:formula="of:=[.F57]/[.G57]" office:value-type="float" office:value="14.4" calcext:value-type="float">
            <text:p>14.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58]/2" office:value-type="float" office:value="42.5" calcext:value-type="float">
            <text:p>42.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formula="of:=AVERAGE([.C58:.E58])" office:value-type="float" office:value="125.333333333333" calcext:value-type="float">
            <text:p>125.3333333333</text:p>
          </table:table-cell>
          <table:table-cell table:formula="of:=[.G57]" office:value-type="float" office:value="10" calcext:value-type="float">
            <text:p>10</text:p>
          </table:table-cell>
          <table:table-cell table:formula="of:=[.F58]/[.G58]" office:value-type="float" office:value="12.5333333333333" calcext:value-type="float">
            <text:p>12.5333333333</text:p>
          </table:table-cell>
          <table:table-cell table:number-columns-repeated="5"/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A59]/2" office:value-type="float" office:value="42.75" calcext:value-type="float">
            <text:p>42.75</text:p>
          </table:table-cell>
          <table:table-cell office:value-type="float" office:value="168" calcext:value-type="float">
            <text:p>168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table:formula="of:=AVERAGE([.C59:.E59])" office:value-type="float" office:value="156.333333333333" calcext:value-type="float">
            <text:p>156.3333333333</text:p>
          </table:table-cell>
          <table:table-cell table:formula="of:=[.G58]" office:value-type="float" office:value="10" calcext:value-type="float">
            <text:p>10</text:p>
          </table:table-cell>
          <table:table-cell table:formula="of:=[.F59]/[.G59]" office:value-type="float" office:value="15.6333333333333" calcext:value-type="float">
            <text:p>15.633333333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0]/2" office:value-type="float" office:value="43" calcext:value-type="float">
            <text:p>43</text:p>
          </table:table-cell>
          <table:table-cell office:value-type="float" office:value="218" calcext:value-type="float">
            <text:p>218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formula="of:=AVERAGE([.C60:.E60])" office:value-type="float" office:value="212.666666666667" calcext:value-type="float">
            <text:p>212.6666666667</text:p>
          </table:table-cell>
          <table:table-cell table:formula="of:=[.G59]" office:value-type="float" office:value="10" calcext:value-type="float">
            <text:p>10</text:p>
          </table:table-cell>
          <table:table-cell table:formula="of:=[.F60]/[.G60]" office:value-type="float" office:value="21.2666666666667" calcext:value-type="float">
            <text:p>21.2666666667</text:p>
          </table:table-cell>
          <table:table-cell table:number-columns-repeated="5"/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A61]/2" office:value-type="float" office:value="43.25" calcext:value-type="float">
            <text:p>43.25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table:formula="of:=AVERAGE([.C61:.E61])" office:value-type="float" office:value="298" calcext:value-type="float">
            <text:p>298</text:p>
          </table:table-cell>
          <table:table-cell table:formula="of:=[.G60]" office:value-type="float" office:value="10" calcext:value-type="float">
            <text:p>10</text:p>
          </table:table-cell>
          <table:table-cell table:formula="of:=[.F61]/[.G61]" office:value-type="float" office:value="29.8" calcext:value-type="float">
            <text:p>29.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2]/2" office:value-type="float" office:value="43.5" calcext:value-type="float">
            <text:p>43.5</text:p>
          </table:table-cell>
          <table:table-cell office:value-type="float" office:value="340" calcext:value-type="float">
            <text:p>340</text:p>
          </table:table-cell>
          <table:table-cell office:value-type="float" office:value="305" calcext:value-type="float">
            <text:p>305</text:p>
          </table:table-cell>
          <table:table-cell office:value-type="float" office:value="320" calcext:value-type="float">
            <text:p>320</text:p>
          </table:table-cell>
          <table:table-cell table:formula="of:=AVERAGE([.C62:.E62])" office:value-type="float" office:value="321.666666666667" calcext:value-type="float">
            <text:p>321.6666666667</text:p>
          </table:table-cell>
          <table:table-cell table:formula="of:=[.G61]" office:value-type="float" office:value="10" calcext:value-type="float">
            <text:p>10</text:p>
          </table:table-cell>
          <table:table-cell table:formula="of:=[.F62]/[.G62]" office:value-type="float" office:value="32.1666666666667" calcext:value-type="float">
            <text:p>32.1666666667</text:p>
          </table:table-cell>
          <table:table-cell table:number-columns-repeated="5"/>
        </table:table-row>
        <table:table-row table:style-name="ro1">
          <table:table-cell table:style-name="ce1" office:value-type="float" office:value="87.5" calcext:value-type="float">
            <text:p>87.5</text:p>
          </table:table-cell>
          <table:table-cell table:style-name="ce1" table:formula="of:=[.A63]/2" office:value-type="float" office:value="43.75" calcext:value-type="float">
            <text:p>43.75</text:p>
          </table:table-cell>
          <table:table-cell table:style-name="ce1" office:value-type="float" office:value="338" calcext:value-type="float">
            <text:p>338</text:p>
          </table:table-cell>
          <table:table-cell table:number-columns-repeated="2" table:style-name="ce1" office:value-type="float" office:value="326" calcext:value-type="float">
            <text:p>326</text:p>
          </table:table-cell>
          <table:table-cell table:style-name="ce1" table:formula="of:=AVERAGE([.C63:.E63])" office:value-type="float" office:value="330" calcext:value-type="float">
            <text:p>330</text:p>
          </table:table-cell>
          <table:table-cell table:style-name="ce1" table:formula="of:=[.G62]" office:value-type="float" office:value="10" calcext:value-type="float">
            <text:p>10</text:p>
          </table:table-cell>
          <table:table-cell table:style-name="ce1" table:formula="of:=[.F63]/[.G63]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A64]/2" office:value-type="float" office:value="43.75" calcext:value-type="float">
            <text:p>43.75</text:p>
          </table:table-cell>
          <table:table-cell office:value-type="float" office:value="339" calcext:value-type="float">
            <text:p>339</text:p>
          </table:table-cell>
          <table:table-cell office:value-type="float" office:value="287" calcext:value-type="float">
            <text:p>287</text:p>
          </table:table-cell>
          <table:table-cell office:value-type="float" office:value="310" calcext:value-type="float">
            <text:p>310</text:p>
          </table:table-cell>
          <table:table-cell table:formula="of:=AVERAGE([.C64:.E64])" office:value-type="float" office:value="312" calcext:value-type="float">
            <text:p>312</text:p>
          </table:table-cell>
          <table:table-cell table:formula="of:=[.G63]" office:value-type="float" office:value="10" calcext:value-type="float">
            <text:p>10</text:p>
          </table:table-cell>
          <table:table-cell table:formula="of:=[.F64]/[.G64]" office:value-type="float" office:value="31.2" calcext:value-type="float">
            <text:p>31.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65]/2"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66" calcext:value-type="float">
            <text:p>166</text:p>
          </table:table-cell>
          <table:table-cell table:formula="of:=AVERAGE([.C65:.E65])" office:value-type="float" office:value="165.666666666667" calcext:value-type="float">
            <text:p>165.6666666667</text:p>
          </table:table-cell>
          <table:table-cell table:formula="of:=[.G64]" office:value-type="float" office:value="10" calcext:value-type="float">
            <text:p>10</text:p>
          </table:table-cell>
          <table:table-cell table:formula="of:=[.F65]/[.G65]" office:value-type="float" office:value="16.5666666666667" calcext:value-type="float">
            <text:p>16.5666666667</text:p>
          </table:table-cell>
          <table:table-cell table:number-columns-repeated="5"/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A66]/2" office:value-type="float" office:value="44.25" calcext:value-type="float">
            <text:p>44.25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AVERAGE([.C66:.E66])" office:value-type="float" office:value="110.666666666667" calcext:value-type="float">
            <text:p>110.6666666667</text:p>
          </table:table-cell>
          <table:table-cell table:formula="of:=[.G65]" office:value-type="float" office:value="10" calcext:value-type="float">
            <text:p>10</text:p>
          </table:table-cell>
          <table:table-cell table:formula="of:=[.F66]/[.G66]" office:value-type="float" office:value="11.0666666666667" calcext:value-type="float">
            <text:p>11.066666666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67]/2"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table:formula="of:=AVERAGE([.C67:.E67])" office:value-type="float" office:value="120" calcext:value-type="float">
            <text:p>120</text:p>
          </table:table-cell>
          <table:table-cell table:formula="of:=[.G66]" office:value-type="float" office:value="10" calcext:value-type="float">
            <text:p>10</text:p>
          </table:table-cell>
          <table:table-cell table:formula="of:=[.F67]/[.G67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A68]/2" office:value-type="float" office:value="46.25" calcext:value-type="float">
            <text:p>46.2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17" calcext:value-type="float">
            <text:p>117</text:p>
          </table:table-cell>
          <table:table-cell table:formula="of:=AVERAGE([.C68:.E68])" office:value-type="float" office:value="121" calcext:value-type="float">
            <text:p>121</text:p>
          </table:table-cell>
          <table:table-cell table:formula="of:=[.G67]" office:value-type="float" office:value="10" calcext:value-type="float">
            <text:p>10</text:p>
          </table:table-cell>
          <table:table-cell table:formula="of:=[.F68]/[.G68]" office:value-type="float" office:value="12.1" calcext:value-type="float">
            <text:p>12.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69]/2" office:value-type="float" office:value="47.5" calcext:value-type="float">
            <text:p>47.5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AVERAGE([.C69:.E69])" office:value-type="float" office:value="104.333333333333" calcext:value-type="float">
            <text:p>104.3333333333</text:p>
          </table:table-cell>
          <table:table-cell table:formula="of:=[.G68]" office:value-type="float" office:value="10" calcext:value-type="float">
            <text:p>10</text:p>
          </table:table-cell>
          <table:table-cell table:formula="of:=[.F69]/[.G69]" office:value-type="float" office:value="10.4333333333333" calcext:value-type="float">
            <text:p>10.4333333333</text:p>
          </table:table-cell>
          <table:table-cell table:number-columns-repeated="5"/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A70]/2" office:value-type="float" office:value="47.75" calcext:value-type="float">
            <text:p>47.75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AVERAGE([.C70:.E70])" office:value-type="float" office:value="108" calcext:value-type="float">
            <text:p>108</text:p>
          </table:table-cell>
          <table:table-cell table:formula="of:=[.G69]" office:value-type="float" office:value="10" calcext:value-type="float">
            <text:p>10</text:p>
          </table:table-cell>
          <table:table-cell table:formula="of:=[.F70]/[.G70]" office:value-type="float" office:value="10.8" calcext:value-type="float">
            <text:p>10.8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71]/2"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formula="of:=AVERAGE([.C71:.E71])" office:value-type="float" office:value="106.333333333333" calcext:value-type="float">
            <text:p>106.3333333333</text:p>
          </table:table-cell>
          <table:table-cell table:formula="of:=[.G70]" office:value-type="float" office:value="10" calcext:value-type="float">
            <text:p>10</text:p>
          </table:table-cell>
          <table:table-cell table:formula="of:=[.F71]/[.G71]" office:value-type="float" office:value="10.6333333333333" calcext:value-type="float">
            <text:p>10.6333333333</text:p>
          </table:table-cell>
          <table:table-cell table:number-columns-repeated="5"/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A72]/2" office:value-type="float" office:value="48.25" calcext:value-type="float">
            <text:p>48.25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table:formula="of:=AVERAGE([.C72:.E72])" office:value-type="float" office:value="121" calcext:value-type="float">
            <text:p>121</text:p>
          </table:table-cell>
          <table:table-cell table:formula="of:=[.G71]" office:value-type="float" office:value="10" calcext:value-type="float">
            <text:p>10</text:p>
          </table:table-cell>
          <table:table-cell table:formula="of:=[.F72]/[.G72]" office:value-type="float" office:value="12.1" calcext:value-type="float">
            <text:p>12.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73]/2" office:value-type="float" office:value="48.5" calcext:value-type="float">
            <text:p>48.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table:formula="of:=AVERAGE([.C73:.E73])" office:value-type="float" office:value="134.666666666667" calcext:value-type="float">
            <text:p>134.6666666667</text:p>
          </table:table-cell>
          <table:table-cell table:formula="of:=[.G72]" office:value-type="float" office:value="10" calcext:value-type="float">
            <text:p>10</text:p>
          </table:table-cell>
          <table:table-cell table:formula="of:=[.F73]/[.G73]" office:value-type="float" office:value="13.4666666666667" calcext:value-type="float">
            <text:p>13.4666666667</text:p>
          </table:table-cell>
          <table:table-cell table:number-columns-repeated="5"/>
        </table:table-row>
        <table:table-row table:style-name="ro1">
          <table:table-cell table:style-name="ce1" office:value-type="float" office:value="97.5" calcext:value-type="float">
            <text:p>97.5</text:p>
          </table:table-cell>
          <table:table-cell table:style-name="ce1" table:formula="of:=[.A74]/2" office:value-type="float" office:value="48.75" calcext:value-type="float">
            <text:p>48.75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11" calcext:value-type="float">
            <text:p>211</text:p>
          </table:table-cell>
          <table:table-cell table:style-name="ce1" table:formula="of:=AVERAGE([.C74:.E74])" office:value-type="float" office:value="218.333333333333" calcext:value-type="float">
            <text:p>218.3333333333</text:p>
          </table:table-cell>
          <table:table-cell table:style-name="ce1" table:formula="of:=[.G73]" office:value-type="float" office:value="10" calcext:value-type="float">
            <text:p>10</text:p>
          </table:table-cell>
          <table:table-cell table:style-name="ce1" table:formula="of:=[.F74]/[.G74]" office:value-type="float" office:value="21.8333333333333" calcext:value-type="float">
            <text:p>21.8333333333</text:p>
          </table:table-cell>
          <table:table-cell table:number-columns-repeated="5"/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A75]/2" office:value-type="float" office:value="48.75" calcext:value-type="float">
            <text:p>48.75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61" calcext:value-type="float">
            <text:p>161</text:p>
          </table:table-cell>
          <table:table-cell table:formula="of:=AVERAGE([.C75:.E75])" office:value-type="float" office:value="183" calcext:value-type="float">
            <text:p>183</text:p>
          </table:table-cell>
          <table:table-cell table:formula="of:=[.G74]" office:value-type="float" office:value="10" calcext:value-type="float">
            <text:p>10</text:p>
          </table:table-cell>
          <table:table-cell table:formula="of:=[.F75]/[.G75]" office:value-type="float" office:value="18.3" calcext:value-type="float">
            <text:p>18.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6]/2" office:value-type="float" office:value="49" calcext:value-type="float">
            <text:p>49</text:p>
          </table:table-cell>
          <table:table-cell office:value-type="float" office:value="373" calcext:value-type="float">
            <text:p>373</text:p>
          </table:table-cell>
          <table:table-cell office:value-type="float" office:value="333" calcext:value-type="float">
            <text:p>333</text:p>
          </table:table-cell>
          <table:table-cell office:value-type="float" office:value="340" calcext:value-type="float">
            <text:p>340</text:p>
          </table:table-cell>
          <table:table-cell table:formula="of:=AVERAGE([.C76:.E76])" office:value-type="float" office:value="348.666666666667" calcext:value-type="float">
            <text:p>348.6666666667</text:p>
          </table:table-cell>
          <table:table-cell table:formula="of:=[.G75]" office:value-type="float" office:value="10" calcext:value-type="float">
            <text:p>10</text:p>
          </table:table-cell>
          <table:table-cell table:formula="of:=[.F76]/[.G76]" office:value-type="float" office:value="34.8666666666667" calcext:value-type="float">
            <text:p>34.8666666667</text:p>
          </table:table-cell>
          <table:table-cell table:number-columns-repeated="5"/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[.A77]/2" office:value-type="float" office:value="49.25" calcext:value-type="float">
            <text:p>49.25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681" calcext:value-type="float">
            <text:p>681</text:p>
          </table:table-cell>
          <table:table-cell table:formula="of:=AVERAGE([.C77:.E77])" office:value-type="float" office:value="681.666666666667" calcext:value-type="float">
            <text:p>681.6666666667</text:p>
          </table:table-cell>
          <table:table-cell table:formula="of:=[.G76]" office:value-type="float" office:value="10" calcext:value-type="float">
            <text:p>10</text:p>
          </table:table-cell>
          <table:table-cell table:formula="of:=[.F77]/[.G77]" office:value-type="float" office:value="68.1666666666667" calcext:value-type="float">
            <text:p>68.16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8]/2" office:value-type="float" office:value="49.5" calcext:value-type="float">
            <text:p>49.5</text:p>
          </table:table-cell>
          <table:table-cell office:value-type="float" office:value="1029" calcext:value-type="float">
            <text:p>1029</text:p>
          </table:table-cell>
          <table:table-cell office:value-type="float" office:value="1070" calcext:value-type="float">
            <text:p>1070</text:p>
          </table:table-cell>
          <table:table-cell office:value-type="float" office:value="1028" calcext:value-type="float">
            <text:p>1028</text:p>
          </table:table-cell>
          <table:table-cell table:formula="of:=AVERAGE([.C78:.E78])" office:value-type="float" office:value="1042.33333333333" calcext:value-type="float">
            <text:p>1042.3333333333</text:p>
          </table:table-cell>
          <table:table-cell table:formula="of:=[.G77]" office:value-type="float" office:value="10" calcext:value-type="float">
            <text:p>10</text:p>
          </table:table-cell>
          <table:table-cell table:formula="of:=[.F78]/[.G78]" office:value-type="float" office:value="104.233333333333" calcext:value-type="float">
            <text:p>104.2333333333</text:p>
          </table:table-cell>
          <table:table-cell table:number-columns-repeated="5"/>
        </table:table-row>
        <table:table-row table:style-name="ro1">
          <table:table-cell office:value-type="float" office:value="99.5" calcext:value-type="float">
            <text:p>99.5</text:p>
          </table:table-cell>
          <table:table-cell table:formula="of:=[.A79]/2" office:value-type="float" office:value="49.75" calcext:value-type="float">
            <text:p>49.75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1250" calcext:value-type="float">
            <text:p>1250</text:p>
          </table:table-cell>
          <table:table-cell table:formula="of:=AVERAGE([.C79:.E79])" office:value-type="float" office:value="1209.33333333333" calcext:value-type="float">
            <text:p>1209.3333333333</text:p>
          </table:table-cell>
          <table:table-cell table:formula="of:=[.G78]" office:value-type="float" office:value="10" calcext:value-type="float">
            <text:p>10</text:p>
          </table:table-cell>
          <table:table-cell table:formula="of:=[.F79]/[.G79]" office:value-type="float" office:value="120.933333333333" calcext:value-type="float">
            <text:p>120.9333333333</text:p>
          </table:table-cell>
          <table:table-cell table:number-columns-repeated="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table:formula="of:=[.A80]/2" office:value-type="float" office:value="50" calcext:value-type="float">
            <text:p>50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882" calcext:value-type="float">
            <text:p>882</text:p>
          </table:table-cell>
          <table:table-cell table:style-name="ce1" table:formula="of:=AVERAGE([.C80:.E80])" office:value-type="float" office:value="840" calcext:value-type="float">
            <text:p>840</text:p>
          </table:table-cell>
          <table:table-cell table:style-name="ce1" table:formula="of:=[.G79]" office:value-type="float" office:value="10" calcext:value-type="float">
            <text:p>10</text:p>
          </table:table-cell>
          <table:table-cell table:style-name="ce1" table:formula="of:=[.F80]/[.G80]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1]/2" office:value-type="float" office:value="50" calcext:value-type="float">
            <text:p>50</text:p>
          </table:table-cell>
          <table:table-cell office:value-type="float" office:value="761" calcext:value-type="float">
            <text:p>761</text:p>
          </table:table-cell>
          <table:table-cell office:value-type="float" office:value="832" calcext:value-type="float">
            <text:p>832</text:p>
          </table:table-cell>
          <table:table-cell office:value-type="float" office:value="775" calcext:value-type="float">
            <text:p>775</text:p>
          </table:table-cell>
          <table:table-cell table:formula="of:=AVERAGE([.C81:.E81])" office:value-type="float" office:value="789.333333333333" calcext:value-type="float">
            <text:p>789.3333333333</text:p>
          </table:table-cell>
          <table:table-cell table:formula="of:=[.G80]" office:value-type="float" office:value="10" calcext:value-type="float">
            <text:p>10</text:p>
          </table:table-cell>
          <table:table-cell table:formula="of:=[.F81]/[.G81]" office:value-type="float" office:value="78.9333333333333" calcext:value-type="float">
            <text:p>78.9333333333</text:p>
          </table:table-cell>
          <table:table-cell table:number-columns-repeated="5"/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A82]/2" office:value-type="float" office:value="50.25" calcext:value-type="float">
            <text:p>50.2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table:formula="of:=AVERAGE([.C82:.E82])" office:value-type="float" office:value="263.333333333333" calcext:value-type="float">
            <text:p>263.3333333333</text:p>
          </table:table-cell>
          <table:table-cell table:formula="of:=[.G81]" office:value-type="float" office:value="10" calcext:value-type="float">
            <text:p>10</text:p>
          </table:table-cell>
          <table:table-cell table:formula="of:=[.F82]/[.G82]" office:value-type="float" office:value="26.3333333333333" calcext:value-type="float">
            <text:p>26.3333333333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83]/2" office:value-type="float" office:value="50.5" calcext:value-type="float">
            <text:p>50.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formula="of:=AVERAGE([.C83:.E83])" office:value-type="float" office:value="132.333333333333" calcext:value-type="float">
            <text:p>132.3333333333</text:p>
          </table:table-cell>
          <table:table-cell table:formula="of:=[.G82]" office:value-type="float" office:value="10" calcext:value-type="float">
            <text:p>10</text:p>
          </table:table-cell>
          <table:table-cell table:formula="of:=[.F83]/[.G83]" office:value-type="float" office:value="13.2333333333333" calcext:value-type="float">
            <text:p>13.2333333333</text:p>
          </table:table-cell>
          <table:table-cell table:number-columns-repeated="5"/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A84]/2" office:value-type="float" office:value="50.75" calcext:value-type="float">
            <text:p>50.7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formula="of:=AVERAGE([.C84:.E84])" office:value-type="float" office:value="102.666666666667" calcext:value-type="float">
            <text:p>102.6666666667</text:p>
          </table:table-cell>
          <table:table-cell table:formula="of:=[.G83]" office:value-type="float" office:value="10" calcext:value-type="float">
            <text:p>10</text:p>
          </table:table-cell>
          <table:table-cell table:formula="of:=[.F84]/[.G84]" office:value-type="float" office:value="10.2666666666667" calcext:value-type="float">
            <text:p>10.2666666667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85]/2"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formula="of:=AVERAGE([.C85:.E85])" office:value-type="float" office:value="90.3333333333333" calcext:value-type="float">
            <text:p>90.3333333333</text:p>
          </table:table-cell>
          <table:table-cell table:formula="of:=[.G84]" office:value-type="float" office:value="10" calcext:value-type="float">
            <text:p>10</text:p>
          </table:table-cell>
          <table:table-cell table:formula="of:=[.F85]/[.G85]" office:value-type="float" office:value="9.03333333333333" calcext:value-type="float">
            <text:p>9.0333333333</text:p>
          </table:table-cell>
          <table:table-cell table:number-columns-repeated="5"/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A86]/2" office:value-type="float" office:value="51.25" calcext:value-type="float">
            <text:p>51.2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formula="of:=AVERAGE([.C86:.E86])" office:value-type="float" office:value="104" calcext:value-type="float">
            <text:p>104</text:p>
          </table:table-cell>
          <table:table-cell table:formula="of:=[.G85]" office:value-type="float" office:value="10" calcext:value-type="float">
            <text:p>10</text:p>
          </table:table-cell>
          <table:table-cell table:formula="of:=[.F86]/[.G86]" office:value-type="float" office:value="10.4" calcext:value-type="float">
            <text:p>10.4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87]/2" office:value-type="float" office:value="52.5" calcext:value-type="float">
            <text:p>52.5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AVERAGE([.C87:.E87])" office:value-type="float" office:value="104.333333333333" calcext:value-type="float">
            <text:p>104.3333333333</text:p>
          </table:table-cell>
          <table:table-cell table:formula="of:=[.G86]" office:value-type="float" office:value="10" calcext:value-type="float">
            <text:p>10</text:p>
          </table:table-cell>
          <table:table-cell table:formula="of:=[.F87]/[.G87]" office:value-type="float" office:value="10.4333333333333" calcext:value-type="float">
            <text:p>10.4333333333</text:p>
          </table:table-cell>
          <table:table-cell table:number-columns-repeated="5"/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A88]/2" office:value-type="float" office:value="53.75" calcext:value-type="float">
            <text:p>53.75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table:formula="of:=AVERAGE([.C88:.E88])" office:value-type="float" office:value="104.333333333333" calcext:value-type="float">
            <text:p>104.3333333333</text:p>
          </table:table-cell>
          <table:table-cell table:formula="of:=[.G87]" office:value-type="float" office:value="10" calcext:value-type="float">
            <text:p>10</text:p>
          </table:table-cell>
          <table:table-cell table:formula="of:=[.F88]/[.G88]" office:value-type="float" office:value="10.4333333333333" calcext:value-type="float">
            <text:p>10.433333333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89]/2"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table:formula="of:=AVERAGE([.C89:.E89])" office:value-type="float" office:value="135" calcext:value-type="float">
            <text:p>135</text:p>
          </table:table-cell>
          <table:table-cell table:formula="of:=[.G88]" office:value-type="float" office:value="10" calcext:value-type="float">
            <text:p>10</text:p>
          </table:table-cell>
          <table:table-cell table:formula="of:=[.F89]/[.G89]"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[.A90]/2" office:value-type="float" office:value="56.25" calcext:value-type="float">
            <text:p>56.25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table:formula="of:=AVERAGE([.C90:.E90])" office:value-type="float" office:value="146.666666666667" calcext:value-type="float">
            <text:p>146.6666666667</text:p>
          </table:table-cell>
          <table:table-cell table:formula="of:=[.G89]" office:value-type="float" office:value="10" calcext:value-type="float">
            <text:p>10</text:p>
          </table:table-cell>
          <table:table-cell table:formula="of:=[.F90]/[.G90]" office:value-type="float" office:value="14.6666666666667" calcext:value-type="float">
            <text:p>14.6666666667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91]/2" office:value-type="float" office:value="57.5" calcext:value-type="float">
            <text:p>57.5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table:formula="of:=AVERAGE([.C91:.E91])" office:value-type="float" office:value="174" calcext:value-type="float">
            <text:p>174</text:p>
          </table:table-cell>
          <table:table-cell table:formula="of:=[.G90]" office:value-type="float" office:value="10" calcext:value-type="float">
            <text:p>10</text:p>
          </table:table-cell>
          <table:table-cell table:formula="of:=[.F91]/[.G91]" office:value-type="float" office:value="17.4" calcext:value-type="float">
            <text:p>17.4</text:p>
          </table:table-cell>
          <table:table-cell table:number-columns-repeated="5"/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A92]/2" office:value-type="float" office:value="58.75" calcext:value-type="float">
            <text:p>58.75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table:formula="of:=AVERAGE([.C92:.E92])" office:value-type="float" office:value="199.666666666667" calcext:value-type="float">
            <text:p>199.6666666667</text:p>
          </table:table-cell>
          <table:table-cell table:formula="of:=[.G91]" office:value-type="float" office:value="10" calcext:value-type="float">
            <text:p>10</text:p>
          </table:table-cell>
          <table:table-cell table:formula="of:=[.F92]/[.G92]" office:value-type="float" office:value="19.9666666666667" calcext:value-type="float">
            <text:p>19.966666666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93]/2"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table:formula="of:=AVERAGE([.C93:.E93])" office:value-type="float" office:value="229.333333333333" calcext:value-type="float">
            <text:p>229.3333333333</text:p>
          </table:table-cell>
          <table:table-cell table:formula="of:=[.G92]" office:value-type="float" office:value="10" calcext:value-type="float">
            <text:p>10</text:p>
          </table:table-cell>
          <table:table-cell table:formula="of:=[.F93]/[.G93]" office:value-type="float" office:value="22.9333333333333" calcext:value-type="float">
            <text:p>22.9333333333</text:p>
          </table:table-cell>
          <table:table-cell table:number-columns-repeated="5"/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A94]/2" office:value-type="float" office:value="61.25" calcext:value-type="float">
            <text:p>61.25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0" calcext:value-type="float">
            <text:p>240</text:p>
          </table:table-cell>
          <table:table-cell table:formula="of:=AVERAGE([.C94:.E94])" office:value-type="float" office:value="242" calcext:value-type="float">
            <text:p>242</text:p>
          </table:table-cell>
          <table:table-cell table:formula="of:=[.G93]" office:value-type="float" office:value="10" calcext:value-type="float">
            <text:p>10</text:p>
          </table:table-cell>
          <table:table-cell table:formula="of:=[.F94]/[.G94]" office:value-type="float" office:value="24.2" calcext:value-type="float">
            <text:p>24.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95]/2" office:value-type="float" office:value="62.5" calcext:value-type="float">
            <text:p>62.5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table:formula="of:=AVERAGE([.C95:.E95])" office:value-type="float" office:value="258.333333333333" calcext:value-type="float">
            <text:p>258.3333333333</text:p>
          </table:table-cell>
          <table:table-cell table:formula="of:=[.G94]" office:value-type="float" office:value="10" calcext:value-type="float">
            <text:p>10</text:p>
          </table:table-cell>
          <table:table-cell table:formula="of:=[.F95]/[.G95]" office:value-type="float" office:value="25.8333333333333" calcext:value-type="float">
            <text:p>25.8333333333</text:p>
          </table:table-cell>
          <table:table-cell table:number-columns-repeated="5"/>
        </table:table-row>
      </table:table>
      <table:table table:name="LiF_table" table:style-name="ta1"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3" table:default-cell-style-name="ce4"/>
        <table:table-column table:style-name="co8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8" table:default-cell-style-name="ce5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$\theta$ (Deg)</text:p>
          </table:table-cell>
          <table:table-cell table:style-name="Default" office:value-type="string" calcext:value-type="string">
            <text:p>$\delta \theta$ (Deg)</text:p>
          </table:table-cell>
          <table:table-cell table:style-name="Default" office:value-type="string" calcext:value-type="string">
            <text:p>d (nm)</text:p>
          </table:table-cell>
          <table:table-cell table:style-name="Default" office:value-type="string" calcext:value-type="string">
            <text:p>$\lambda$ (nm)</text:p>
          </table:table-cell>
          <table:table-cell office:value-type="string" calcext:value-type="string">
            <text:p>lambda (meters)</text:p>
          </table:table-cell>
          <table:table-cell office:value-type="string" calcext:value-type="string">
            <text:p>c (m/s)</text:p>
          </table:table-cell>
          <table:table-cell office:value-type="string" calcext:value-type="string">
            <text:p>h (eV * s)</text:p>
          </table:table-cell>
          <table:table-cell table:style-name="Default" office:value-type="string" calcext:value-type="string">
            <text:p>Energy (eV)</text:p>
          </table:table-cell>
          <table:table-cell table:style-name="Default" office:value-type="string" calcext:value-type="string">
            <text:p>Err Energy (eV)</text:p>
          </table:table-cell>
          <table:table-cell office:value-type="string" calcext:value-type="string">
            <text:p>E (keV)</text:p>
          </table:table-cell>
          <table:table-cell office:value-type="string" calcext:value-type="string">
            <text:p>Err 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0293" calcext:value-type="float">
            <text:p>20.029</text:p>
          </table:table-cell>
          <table:table-cell office:value-type="float" office:value="0.610751" calcext:value-type="float">
            <text:p>0.611</text:p>
          </table:table-cell>
          <table:table-cell office:value-type="float" office:value="0.40351" calcext:value-type="float">
            <text:p>0.40351</text:p>
          </table:table-cell>
          <table:table-cell table:formula="of:=2*[.D2]*SIN(RADIANS([.B2]))/[.A2]" office:value-type="float" office:value="0.276404866475254" calcext:value-type="float">
            <text:p>0.276</text:p>
          </table:table-cell>
          <table:table-cell table:formula="of:=[.E2]*10^(-9)" office:value-type="float" office:value="0.000000000276404866475254" calcext:value-type="float">
            <text:p>2.76404866475254E-01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2]*[.G2])/[.F2]" office:value-type="float" office:value="4488.70678661179" calcext:value-type="float">
            <text:p>4488.707</text:p>
          </table:table-cell>
          <table:table-cell table:formula="of:=ABS((([.G2]*[.H2])/(2*[.D2]*SIN(RADIANS([.B2]+[.C2]))/[.A2] *10^(-9)))-[.I2])" office:value-type="float" office:value="127.280178385328" calcext:value-type="float">
            <text:p>127.280</text:p>
          </table:table-cell>
          <table:table-cell table:formula="of:=[.I2]/1000" office:value-type="float" office:value="4.48870678661179" calcext:value-type="float">
            <text:p>4.4887067866</text:p>
          </table:table-cell>
          <table:table-cell table:formula="of:=[.J2]/1000" office:value-type="float" office:value="0.127280178385328" calcext:value-type="float">
            <text:p>0.1272801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3206" calcext:value-type="float">
            <text:p>22.321</text:p>
          </table:table-cell>
          <table:table-cell office:value-type="float" office:value="0.552296" calcext:value-type="float">
            <text:p>0.552</text:p>
          </table:table-cell>
          <table:table-cell table:formula="of:=[.D2]" office:value-type="float" office:value="0.40351" calcext:value-type="float">
            <text:p>0.40351</text:p>
          </table:table-cell>
          <table:table-cell table:formula="of:=2*[.D3]*SIN(RADIANS([.B3]))/[.A3]" office:value-type="float" office:value="0.306497143565333" calcext:value-type="float">
            <text:p>0.306</text:p>
          </table:table-cell>
          <table:table-cell table:formula="of:=[.E3]*10^(-9)" office:value-type="float" office:value="0.000000000306497143565333" calcext:value-type="float">
            <text:p>3.06497143565333E-01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3]*[.G3])/[.F3]" office:value-type="float" office:value="4047.99987878365" calcext:value-type="float">
            <text:p>4048.000</text:p>
          </table:table-cell>
          <table:table-cell table:formula="of:=ABS((([.G3]*[.H3])/(2*[.D3]*SIN(RADIANS([.B3]+[.C3]))/[.A3] *10^(-9)))-[.I3])" office:value-type="float" office:value="92.6824812427258" calcext:value-type="float">
            <text:p>92.682</text:p>
          </table:table-cell>
          <table:table-cell table:formula="of:=[.I3]/1000" office:value-type="float" office:value="4.04799987878365" calcext:value-type="float">
            <text:p>4.0479998788</text:p>
          </table:table-cell>
          <table:table-cell table:formula="of:=[.J3]/1000" office:value-type="float" office:value="0.0926824812427258" calcext:value-type="float">
            <text:p>0.0926824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3667" calcext:value-type="float">
            <text:p>43.367</text:p>
          </table:table-cell>
          <table:table-cell office:value-type="float" office:value="1.01729" calcext:value-type="float">
            <text:p>1.017</text:p>
          </table:table-cell>
          <table:table-cell table:formula="of:=[.D3]" office:value-type="float" office:value="0.40351" calcext:value-type="float">
            <text:p>0.40351</text:p>
          </table:table-cell>
          <table:table-cell table:formula="of:=2*[.D4]*SIN(RADIANS([.B4]))/[.A4]" office:value-type="float" office:value="0.277076239939718" calcext:value-type="float">
            <text:p>0.277</text:p>
          </table:table-cell>
          <table:table-cell table:formula="of:=[.E4]*10^(-9)" office:value-type="float" office:value="0.000000000277076239939718" calcext:value-type="float">
            <text:p>2.77076239939718E-01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4]*[.G4])/[.F4]" office:value-type="float" office:value="4477.83036275479" calcext:value-type="float">
            <text:p>4477.830</text:p>
          </table:table-cell>
          <table:table-cell table:formula="of:=ABS((([.G4]*[.H4])/(2*[.D4]*SIN(RADIANS([.B4]+[.C4]))/[.A4] *10^(-9)))-[.I4])" office:value-type="float" office:value="81.9338699797154" calcext:value-type="float">
            <text:p>81.934</text:p>
          </table:table-cell>
          <table:table-cell table:formula="of:=[.I4]/1000" office:value-type="float" office:value="4.47783036275479" calcext:value-type="float">
            <text:p>4.4778303628</text:p>
          </table:table-cell>
          <table:table-cell table:formula="of:=[.J4]/1000" office:value-type="float" office:value="0.0819338699797154" calcext:value-type="float">
            <text:p>0.08193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5563" calcext:value-type="float">
            <text:p>49.556</text:p>
          </table:table-cell>
          <table:table-cell office:value-type="float" office:value="0.599087" calcext:value-type="float">
            <text:p>0.599</text:p>
          </table:table-cell>
          <table:table-cell table:formula="of:=[.D4]" office:value-type="float" office:value="0.40351" calcext:value-type="float">
            <text:p>0.40351</text:p>
          </table:table-cell>
          <table:table-cell table:formula="of:=2*[.D5]*SIN(RADIANS([.B5]))/[.A5]" office:value-type="float" office:value="0.307088767305431" calcext:value-type="float">
            <text:p>0.307</text:p>
          </table:table-cell>
          <table:table-cell table:formula="of:=[.E5]*10^(-9)" office:value-type="float" office:value="0.000000000307088767305431" calcext:value-type="float">
            <text:p>3.07088767305431E-01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formula="of:=([.H5]*[.G5])/[.F5]" office:value-type="float" office:value="4040.20117989532" calcext:value-type="float">
            <text:p>4040.201</text:p>
          </table:table-cell>
          <table:table-cell table:formula="of:=ABS((([.G5]*[.H5])/(2*[.D5]*SIN(RADIANS([.B5]+[.C5]))/[.A5] *10^(-9)))-[.I5])" office:value-type="float" office:value="35.4727709778263" calcext:value-type="float">
            <text:p>35.473</text:p>
          </table:table-cell>
          <table:table-cell table:formula="of:=[.I5]/1000" office:value-type="float" office:value="4.04020117989532" calcext:value-type="float">
            <text:p>4.0402011799</text:p>
          </table:table-cell>
          <table:table-cell table:formula="of:=[.J5]/1000" office:value-type="float" office:value="0.0354727709778263" calcext:value-type="float">
            <text:p>0.035472771</text:p>
          </table:table-cell>
        </table:table-row>
      </table:table>
      <table:table table:name="LIF_theory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d (nm)</text:p>
          </table:table-cell>
          <table:table-cell office:value-type="string" calcext:value-type="string">
            <text:p>$\theta$ (Deg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alpha$</text:p>
          </table:table-cell>
          <table:table-cell table:formula="of:=(4090.6 + 4086.1)/2" office:value-type="float" office:value="4088.35" calcext:value-type="float">
            <text:p>4088.35</text:p>
          </table:table-cell>
          <table:table-cell table:style-name="ce4" office:value-type="float" office:value="0.40351" calcext:value-type="float">
            <text:p>0.40351</text:p>
          </table:table-cell>
          <table:table-cell office:value-type="float" office:value="22.0886" calcext:value-type="float">
            <text:p>22.0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beta$</text:p>
          </table:table-cell>
          <table:table-cell office:value-type="float" office:value="4460.5" calcext:value-type="float">
            <text:p>4460.5</text:p>
          </table:table-cell>
          <table:table-cell table:formula="of:=[.D2]" office:value-type="float" office:value="0.40351" calcext:value-type="float">
            <text:p>0.40351</text:p>
          </table:table-cell>
          <table:table-cell office:value-type="float" office:value="20.1614" calcext:value-type="float">
            <text:p>20.1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alpha$</text:p>
          </table:table-cell>
          <table:table-cell table:formula="of:=[.C2]" office:value-type="float" office:value="4088.35" calcext:value-type="float">
            <text:p>4088.35</text:p>
          </table:table-cell>
          <table:table-cell table:formula="of:=[.D3]" office:value-type="float" office:value="0.40351" calcext:value-type="float">
            <text:p>0.40351</text:p>
          </table:table-cell>
          <table:table-cell office:value-type="float" office:value="48.771" calcext:value-type="float">
            <text:p>48.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beta$</text:p>
          </table:table-cell>
          <table:table-cell table:formula="of:=[.C3]" office:value-type="float" office:value="4460.5" calcext:value-type="float">
            <text:p>4460.5</text:p>
          </table:table-cell>
          <table:table-cell table:formula="of:=[.D4]" office:value-type="float" office:value="0.40351" calcext:value-type="float">
            <text:p>0.40351</text:p>
          </table:table-cell>
          <table:table-cell office:value-type="float" office:value="43.5773" calcext:value-type="float">
            <text:p>43.5773</text:p>
          </table:table-cell>
        </table:table-row>
      </table:table>
      <table:table table:name="LIF_comparison" table:style-name="ta1"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$\theta_{\text{theory}}$</text:p>
          </table:table-cell>
          <table:table-cell office:value-type="string" calcext:value-type="string">
            <text:p>$\theta_{\text{exp}}$</text:p>
          </table:table-cell>
          <table:table-cell office:value-type="string" calcext:value-type="string">
            <text:p>$\delta \theta_{\text{exp}}$</text:p>
          </table:table-cell>
          <table:table-cell office:value-type="string" calcext:value-type="string">
            <text:p>Consistent?</text:p>
          </table:table-cell>
          <table:table-cell office:value-type="string" calcext:value-type="string">
            <text:p>$E_\text{theory}$ (eV)</text:p>
          </table:table-cell>
          <table:table-cell office:value-type="string" calcext:value-type="string">
            <text:p>$E_\text{exp}$ (eV)</text:p>
          </table:table-cell>
          <table:table-cell office:value-type="string" calcext:value-type="string">
            <text:p>$\delta E_\text{exp}$ (eV)</text:p>
          </table:table-cell>
          <table:table-cell office:value-type="string" calcext:value-type="string">
            <text:p>Consistent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LIF_theory.B2]" office:value-type="string" office:string-value="$K_\alpha$" calcext:value-type="string">
            <text:p>$K_\alpha$</text:p>
          </table:table-cell>
          <table:table-cell table:style-name="ce6" table:formula="of:=[LIF_theory.E2]" office:value-type="float" office:value="22.0886" calcext:value-type="float">
            <text:p>22.0886</text:p>
          </table:table-cell>
          <table:table-cell table:style-name="ce6" table:formula="of:=[LiF_table.B3]" office:value-type="float" office:value="22.3206" calcext:value-type="float">
            <text:p>22.3206</text:p>
          </table:table-cell>
          <table:table-cell table:style-name="ce6" table:formula="of:=[LiF_table.C3]" office:value-type="float" office:value="0.552296" calcext:value-type="float">
            <text:p>0.5523</text:p>
          </table:table-cell>
          <table:table-cell office:value-type="string" calcext:value-type="string">
            <text:p>Yes</text:p>
          </table:table-cell>
          <table:table-cell table:style-name="ce7" office:value-type="float" office:value="4088.35" calcext:value-type="float">
            <text:p>4088.35</text:p>
          </table:table-cell>
          <table:table-cell table:style-name="ce6" office:value-type="float" office:value="4047.99987878365" calcext:value-type="float">
            <text:p>4047.9999</text:p>
          </table:table-cell>
          <table:table-cell table:style-name="ce6" office:value-type="float" office:value="92.6824812427258" calcext:value-type="float">
            <text:p>92.68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LIF_theory.B3]" office:value-type="string" office:string-value="$K_\beta$" calcext:value-type="string">
            <text:p>$K_\beta$</text:p>
          </table:table-cell>
          <table:table-cell table:style-name="ce6" table:formula="of:=[LIF_theory.E3]" office:value-type="float" office:value="20.1614" calcext:value-type="float">
            <text:p>20.1614</text:p>
          </table:table-cell>
          <table:table-cell table:style-name="ce6" table:formula="of:=[LiF_table.B2]" office:value-type="float" office:value="20.0293" calcext:value-type="float">
            <text:p>20.0293</text:p>
          </table:table-cell>
          <table:table-cell table:style-name="ce6" table:formula="of:=[LiF_table.C2]" office:value-type="float" office:value="0.610751" calcext:value-type="float">
            <text:p>0.6108</text:p>
          </table:table-cell>
          <table:table-cell office:value-type="string" calcext:value-type="string">
            <text:p>Yes</text:p>
          </table:table-cell>
          <table:table-cell table:style-name="ce7" office:value-type="float" office:value="4460.5" calcext:value-type="float">
            <text:p>4460.50</text:p>
          </table:table-cell>
          <table:table-cell table:style-name="ce6" office:value-type="float" office:value="4488.70678661179" calcext:value-type="float">
            <text:p>4488.7068</text:p>
          </table:table-cell>
          <table:table-cell table:style-name="ce6" office:value-type="float" office:value="127.280178385328" calcext:value-type="float">
            <text:p>127.28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LIF_theory.B4]" office:value-type="string" office:string-value="$K_\alpha$" calcext:value-type="string">
            <text:p>$K_\alpha$</text:p>
          </table:table-cell>
          <table:table-cell table:style-name="ce6" table:formula="of:=[LIF_theory.E4]" office:value-type="float" office:value="48.771" calcext:value-type="float">
            <text:p>48.7710</text:p>
          </table:table-cell>
          <table:table-cell table:style-name="ce6" table:formula="of:=[LiF_table.B5]" office:value-type="float" office:value="49.5563" calcext:value-type="float">
            <text:p>49.5563</text:p>
          </table:table-cell>
          <table:table-cell table:style-name="ce6" table:formula="of:=[LiF_table.C5]" office:value-type="float" office:value="0.599087" calcext:value-type="float">
            <text:p>0.5991</text:p>
          </table:table-cell>
          <table:table-cell office:value-type="string" calcext:value-type="string">
            <text:p>Yes</text:p>
          </table:table-cell>
          <table:table-cell table:style-name="ce7" office:value-type="float" office:value="4088.35" calcext:value-type="float">
            <text:p>4088.35</text:p>
          </table:table-cell>
          <table:table-cell table:style-name="ce6" office:value-type="float" office:value="4040.20117989532" calcext:value-type="float">
            <text:p>4040.2012</text:p>
          </table:table-cell>
          <table:table-cell table:style-name="ce6" office:value-type="float" office:value="35.4727709778263" calcext:value-type="float">
            <text:p>35.47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LIF_theory.B5]" office:value-type="string" office:string-value="$K_\beta$" calcext:value-type="string">
            <text:p>$K_\beta$</text:p>
          </table:table-cell>
          <table:table-cell table:style-name="ce6" table:formula="of:=[LIF_theory.E5]" office:value-type="float" office:value="43.5773" calcext:value-type="float">
            <text:p>43.5773</text:p>
          </table:table-cell>
          <table:table-cell table:style-name="ce6" table:formula="of:=[LiF_table.B4]" office:value-type="float" office:value="43.3667" calcext:value-type="float">
            <text:p>43.3667</text:p>
          </table:table-cell>
          <table:table-cell table:style-name="ce6" table:formula="of:=[LiF_table.C4]" office:value-type="float" office:value="1.01729" calcext:value-type="float">
            <text:p>1.0173</text:p>
          </table:table-cell>
          <table:table-cell office:value-type="string" calcext:value-type="string">
            <text:p>Yes</text:p>
          </table:table-cell>
          <table:table-cell table:style-name="ce7" office:value-type="float" office:value="4460.5" calcext:value-type="float">
            <text:p>4460.50</text:p>
          </table:table-cell>
          <table:table-cell table:style-name="ce6" office:value-type="float" office:value="4477.83036275479" calcext:value-type="float">
            <text:p>4477.8304</text:p>
          </table:table-cell>
          <table:table-cell table:style-name="ce6" office:value-type="float" office:value="81.9338699797154" calcext:value-type="float">
            <text:p>81.9339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6"/>
          <table:table-cell table:formula="of:=[.G4]-[.H4]-[.I4]" office:value-type="float" office:value="12.6760491268565" calcext:value-type="float">
            <text:p>12.6760491269</text:p>
          </table:table-cell>
          <table:table-cell table:formula="of:=[.G11]/[.G4]" office:value-type="float" office:value="0.00310052933991866" calcext:value-type="float">
            <text:p>0.0031005293</text:p>
          </table:table-cell>
          <table:table-cell table:formula="of:=[.H11]*100" office:value-type="float" office:value="0.310052933991866" calcext:value-type="float">
            <text:p>0.310052934</text:p>
          </table:table-cell>
          <table:table-cell/>
        </table:table-row>
      </table:table>
      <table:named-expressions/>
      <table:database-ranges>
        <table:database-range table:name="__Anonymous_Sheet_DB__0" table:target-range-address="LiF.A1:LiF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5" number:min-integer-digits="1" number:grouping="true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9" number:min-integer-digits="1"/>
    </number:number-style>
    <number:number-style style:name="N131">
      <number:number number:decimal-places="8" number:min-integer-digits="1"/>
    </number:number-style>
    <number:number-style style:name="N132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23:33:35.800998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1:31:22.150092537</meta:creation-date>
    <meta:generator>LibreOffice/4.2.8.2$Linux_X86_64 LibreOffice_project/420m0$Build-2</meta:generator>
    <dc:date>2016-10-18T12:01:03.407889765</dc:date>
    <meta:editing-duration>PT15H27M54S</meta:editing-duration>
    <meta:editing-cycles>37</meta:editing-cycles>
    <meta:document-statistic meta:table-count="4" meta:cell-count="9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2BCA89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3cm" chart:symbol-height="0.13cm" chart:link-data-style-to-source="true">
        <chart:symbol-image xlink:href="Pictures/2000000A000000DF000000DFB32BCA89.svm" xlink:type="simple" xlink:actuate="onLoad"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4cm" svg:height="16.443cm" xlink:href=".." xlink:type="simple" chart:class="chart:scatter" chart:style-name="ch1">
        <chart:title svg:x="7.69cm" svg:y="0.464cm" chart:style-name="ch2">
          <text:p>Angle of Detector vs. Count Average</text:p>
        </chart:title>
        <chart:subtitle svg:x="9.899cm" svg:y="1.597cm" chart:style-name="ch3">
          <text:p>TEL 582/007 LiF</text:p>
        </chart:subtitle>
        <chart:plot-area chart:style-name="ch4" table:cell-range-address="LiF.A2:LiF.A150 LiF.H2:LiF.H150" svg:x="1.465cm" svg:y="2.634cm" svg:width="20.825cm" svg:height="12.5cm">
          <chartooo:coordinate-region svg:x="2.457cm" svg:y="2.833cm" svg:width="19.553cm" svg:height="11.654cm"/>
          <chart:axis chart:dimension="x" chart:name="primary-x" chart:style-name="ch5">
            <chart:title svg:x="10.484cm" svg:y="15.462cm" chart:style-name="ch6">
              <text:p>2*Theta (Degrees)</text:p>
            </chart:title>
          </chart:axis>
          <chart:axis chart:dimension="y" chart:name="primary-y" chart:style-name="ch5">
            <chart:title svg:x="0.451cm" svg:y="10.053cm" chart:style-name="ch7">
              <text:p>Counts/Second</text:p>
            </chart:title>
            <chart:grid chart:style-name="ch8" chart:class="major"/>
          </chart:axis>
          <chart:series chart:style-name="ch9" chart:values-cell-range-address="LiF.H2:LiF.H150" chart:class="chart:scatter">
            <chart:domain table:cell-range-address="LiF.A2:LiF.A150"/>
            <chart:data-point chart:repeated="1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LiF.A2:LiF.A150</svg:desc>
                </draw:g>
              </table:table-cell>
              <table:table-cell office:value-type="float" office:value="21.4333333333333">
                <text:p>21.4333333333333</text:p>
                <draw:g>
                  <svg:desc>LiF.H2:LiF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96666666666667">
                <text:p>2.9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.96666666666667">
                <text:p>3.9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">
                <text:p>17.5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2.3666666666667">
                <text:p>72.3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5">
                <text:p>22.5</text:p>
              </table:table-cell>
              <table:table-cell office:value-type="float" office:value="100.833333333333">
                <text:p>100.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111.766666666667">
                <text:p>111.7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5">
                <text:p>32.5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83.2666666666667">
                <text:p>83.2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5">
                <text:p>37.5</text:p>
              </table:table-cell>
              <table:table-cell office:value-type="float" office:value="90.6666666666667">
                <text:p>90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5">
                <text:p>38.5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5">
                <text:p>39.5</text:p>
              </table:table-cell>
              <table:table-cell office:value-type="float" office:value="266.6">
                <text:p>26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91.033333333333">
                <text:p>291.0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5">
                <text:p>40.5</text:p>
              </table:table-cell>
              <table:table-cell office:value-type="float" office:value="295.1">
                <text:p>295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5">
                <text:p>41.5</text:p>
              </table:table-cell>
              <table:table-cell office:value-type="float" office:value="119.833333333333">
                <text:p>119.8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103.266666666667">
                <text:p>103.2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5">
                <text:p>42.5</text:p>
              </table:table-cell>
              <table:table-cell office:value-type="float" office:value="124.666666666667">
                <text:p>124.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5">
                <text:p>42.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189.033333333333">
                <text:p>189.0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5">
                <text:p>43.5</text:p>
              </table:table-cell>
              <table:table-cell office:value-type="float" office:value="312.566666666667">
                <text:p>312.5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763.833333333333">
                <text:p>763.8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5">
                <text:p>44.5</text:p>
              </table:table-cell>
              <table:table-cell office:value-type="float" office:value="858.533333333333">
                <text:p>858.5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906.1">
                <text:p>90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892.866666666667">
                <text:p>892.8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">
                <text:p>45.5</text:p>
              </table:table-cell>
              <table:table-cell office:value-type="float" office:value="665.366666666667">
                <text:p>665.3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220.566666666667">
                <text:p>220.5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5">
                <text:p>46.5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5">
                <text:p>47.5</text:p>
              </table:table-cell>
              <table:table-cell office:value-type="float" office:value="44.4666666666667">
                <text:p>44.4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33.2333333333333">
                <text:p>33.2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5">
                <text:p>52.5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5">
                <text:p>57.5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5">
                <text:p>62.5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13.3666666666667">
                <text:p>13.3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.5">
                <text:p>67.5</text:p>
              </table:table-cell>
              <table:table-cell office:value-type="float" office:value="13.7333333333333">
                <text:p>13.7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13.3666666666667">
                <text:p>13.3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5">
                <text:p>72.5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5">
                <text:p>77.5</text:p>
              </table:table-cell>
              <table:table-cell office:value-type="float" office:value="12.8666666666667">
                <text:p>12.8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1.8333333333333">
                <text:p>11.8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.5">
                <text:p>82.5</text:p>
              </table:table-cell>
              <table:table-cell office:value-type="float" office:value="10.9333333333333">
                <text:p>10.9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">
                <text:p>8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.5">
                <text:p>83.5</text:p>
              </table:table-cell>
              <table:table-cell office:value-type="float" office:value="11.6333333333333">
                <text:p>11.6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">
                <text:p>84</text:p>
              </table:table-cell>
              <table:table-cell office:value-type="float" office:value="10.4666666666667">
                <text:p>10.4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.5">
                <text:p>84.5</text:p>
              </table:table-cell>
              <table:table-cell office:value-type="float" office:value="10.7666666666667">
                <text:p>10.7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">
                <text:p>85</text:p>
              </table:table-cell>
              <table:table-cell office:value-type="float" office:value="12.5333333333333">
                <text:p>12.5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.5">
                <text:p>85.5</text:p>
              </table:table-cell>
              <table:table-cell office:value-type="float" office:value="15.6333333333333">
                <text:p>15.6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">
                <text:p>86</text:p>
              </table:table-cell>
              <table:table-cell office:value-type="float" office:value="21.2666666666667">
                <text:p>21.2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.5">
                <text:p>86.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">
                <text:p>87</text:p>
              </table:table-cell>
              <table:table-cell office:value-type="float" office:value="32.1666666666667">
                <text:p>32.1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5">
                <text:p>87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5">
                <text:p>87.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">
                <text:p>88</text:p>
              </table:table-cell>
              <table:table-cell office:value-type="float" office:value="16.5666666666667">
                <text:p>16.5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5">
                <text:p>88.5</text:p>
              </table:table-cell>
              <table:table-cell office:value-type="float" office:value="11.0666666666667">
                <text:p>11.0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.5">
                <text:p>92.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5">
                <text:p>95</text:p>
              </table:table-cell>
              <table:table-cell office:value-type="float" office:value="10.4333333333333">
                <text:p>10.4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.5">
                <text:p>95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">
                <text:p>96</text:p>
              </table:table-cell>
              <table:table-cell office:value-type="float" office:value="10.6333333333333">
                <text:p>10.6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.5">
                <text:p>96.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">
                <text:p>97</text:p>
              </table:table-cell>
              <table:table-cell office:value-type="float" office:value="13.4666666666667">
                <text:p>13.4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5">
                <text:p>97.5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5">
                <text:p>97.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">
                <text:p>98</text:p>
              </table:table-cell>
              <table:table-cell office:value-type="float" office:value="34.8666666666667">
                <text:p>34.8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5">
                <text:p>98.5</text:p>
              </table:table-cell>
              <table:table-cell office:value-type="float" office:value="68.1666666666667">
                <text:p>68.1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">
                <text:p>99</text:p>
              </table:table-cell>
              <table:table-cell office:value-type="float" office:value="104.233333333333">
                <text:p>104.2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.5">
                <text:p>99.5</text:p>
              </table:table-cell>
              <table:table-cell office:value-type="float" office:value="120.933333333333">
                <text:p>120.9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78.9333333333333">
                <text:p>78.9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.5">
                <text:p>100.5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3.2333333333333">
                <text:p>13.2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.5">
                <text:p>101.5</text:p>
              </table:table-cell>
              <table:table-cell office:value-type="float" office:value="10.2666666666667">
                <text:p>10.2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">
                <text:p>102</text:p>
              </table:table-cell>
              <table:table-cell office:value-type="float" office:value="9.03333333333333">
                <text:p>9.0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.5">
                <text:p>102.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">
                <text:p>105</text:p>
              </table:table-cell>
              <table:table-cell office:value-type="float" office:value="10.4333333333333">
                <text:p>10.4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5">
                <text:p>107.5</text:p>
              </table:table-cell>
              <table:table-cell office:value-type="float" office:value="10.4333333333333">
                <text:p>10.4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">
                <text:p>11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.5">
                <text:p>112.5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.5">
                <text:p>117.5</text:p>
              </table:table-cell>
              <table:table-cell office:value-type="float" office:value="19.9666666666667">
                <text:p>19.9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">
                <text:p>120</text:p>
              </table:table-cell>
              <table:table-cell office:value-type="float" office:value="22.9333333333333">
                <text:p>22.9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2.5">
                <text:p>122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25.8333333333333">
                <text:p>25.8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